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5.5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54.6pt"/>
    </style:style>
    <style:style style:name="co4" style:family="table-column">
      <style:table-column-properties fo:break-before="auto" style:column-width="260.16pt"/>
    </style:style>
    <style:style style:name="co5" style:family="table-column">
      <style:table-column-properties fo:break-before="auto" style:column-width="122.2pt"/>
    </style:style>
    <style:style style:name="co6" style:family="table-column">
      <style:table-column-properties fo:break-before="auto" style:column-width="180.85pt"/>
    </style:style>
    <style:style style:name="co7" style:family="table-column">
      <style:table-column-properties fo:break-before="auto" style:column-width="181.64pt"/>
    </style:style>
    <style:style style:name="co8" style:family="table-column">
      <style:table-column-properties fo:break-before="auto" style:column-width="199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ackground-color="#ed1c24"/>
      <style:text-properties style:use-window-font-color="true"/>
    </style:style>
    <style:style style:name="ce6" style:family="table-cell" style:parent-style-name="Default">
      <style:table-cell-properties fo:background-color="#ed1c24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able-cell-properties fo:background-color="#72bf44"/>
      <style:text-properties style:use-window-font-color="true"/>
    </style:style>
    <style:style style:name="ce9" style:family="table-cell" style:parent-style-name="Default">
      <style:text-properties fo:color="#ed1c24"/>
    </style:style>
    <style:style style:name="ce10" style:family="table-cell" style:parent-style-name="Default">
      <style:table-cell-properties fo:background-color="#fff200"/>
      <style:text-properties style:use-window-font-color="true"/>
    </style:style>
    <style:style style:name="ce11" style:family="table-cell" style:parent-style-name="Default">
      <style:table-cell-properties fo:background-color="transparent"/>
      <style:text-properties fo:color="#ed1c24"/>
    </style:style>
    <style:style style:name="ce12" style:family="table-cell" style:parent-style-name="Default">
      <style:table-cell-properties fo:background-color="#a3238e"/>
      <style:text-properties style:use-window-font-color="true"/>
    </style:style>
    <style:style style:name="ce13" style:family="table-cell" style:parent-style-name="Default">
      <style:table-cell-properties fo:background-color="#820f71"/>
      <style:text-properties style:use-window-font-color="true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72bf44" style:text-align-source="fix" style:repeat-content="false"/>
      <style:paragraph-properties fo:text-align="start" fo:margin-left="0pt"/>
      <style:text-properties style:use-window-font-color="true"/>
    </style:style>
    <style:style style:name="ce16" style:family="table-cell" style:parent-style-name="Default">
      <style:table-cell-properties fo:background-color="#72bf44" style:text-align-source="fix" style:repeat-content="false"/>
      <style:paragraph-properties fo:text-align="start" fo:margin-left="0pt"/>
    </style:style>
    <style:style style:name="ce17" style:family="table-cell" style:parent-style-name="Default">
      <style:table-cell-properties fo:background-color="#a3238e"/>
    </style:style>
    <style:style style:name="ce18" style:family="table-cell" style:parent-style-name="Default">
      <style:table-cell-properties fo:background-color="#0066b3"/>
    </style:style>
    <style:style style:name="ce2" style:family="table-cell" style:parent-style-name="Default">
      <style:table-cell-properties fo:background-color="#fff200"/>
    </style:style>
    <style:style style:name="ce20" style:family="table-cell" style:parent-style-name="Default">
      <style:table-cell-properties fo:background-color="#00aaa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2" style:family="table-cell" style:parent-style-name="Default">
      <style:table-cell-properties fo:background-color="#ed1c24" style:text-align-source="fix" style:repeat-content="false"/>
      <style:paragraph-properties fo:text-align="start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26" style:family="table-cell" style:parent-style-name="Default">
      <style:table-cell-properties fo:background-color="#0066b3" style:text-align-source="fix" style:repeat-content="false"/>
      <style:paragraph-properties fo:text-align="start" fo:margin-left="0pt"/>
      <style:text-properties style:use-window-font-color="true"/>
    </style:style>
    <style:style style:name="ce27" style:family="table-cell" style:parent-style-name="Default">
      <style:table-cell-properties fo:background-color="#fff200" style:text-align-source="fix" style:repeat-content="false"/>
      <style:paragraph-properties fo:text-align="start" fo:margin-left="0pt"/>
      <style:text-properties style:use-window-font-color="true"/>
    </style:style>
    <style:style style:name="ce28" style:family="table-cell" style:parent-style-name="Default" style:data-style-name="N100">
      <style:table-cell-properties fo:background-color="#0066b3" style:text-align-source="fix" style:repeat-content="false"/>
      <style:paragraph-properties fo:text-align="start" fo:margin-left="0pt"/>
      <style:text-properties style:use-window-font-color="true"/>
    </style:style>
    <style:style style:name="ce29" style:family="table-cell" style:parent-style-name="Default" style:data-style-name="N100">
      <style:table-cell-properties fo:background-color="#72bf44" style:text-align-source="fix" style:repeat-content="false"/>
      <style:paragraph-properties fo:text-align="start" fo:margin-left="0pt"/>
      <style:text-properties style:use-window-font-color="true"/>
    </style:style>
    <style:style style:name="ce30" style:family="table-cell" style:parent-style-name="Default">
      <style:table-cell-properties fo:background-color="#00aaad" style:text-align-source="fix" style:repeat-content="false"/>
      <style:paragraph-properties fo:text-align="start" fo:margin-left="0pt"/>
      <style:text-properties style:use-window-font-color="true"/>
    </style:style>
    <style:style style:name="ce31" style:family="table-cell" style:parent-style-name="Default">
      <style:table-cell-properties fo:background-color="#ed1c24" style:text-align-source="fix" style:repeat-content="false"/>
      <style:paragraph-properties fo:text-align="start" fo:margin-left="0pt"/>
      <style:text-properties style:use-window-font-color="true"/>
    </style:style>
    <style:style style:name="ce32" style:family="table-cell" style:parent-style-name="Default">
      <style:table-cell-properties fo:background-color="transparent"/>
      <style:text-properties style:use-window-font-color="true"/>
    </style:style>
    <style:style style:name="ce33" style:family="table-cell" style:parent-style-name="Default">
      <style:table-cell-properties fo:background-color="#0066b3"/>
      <style:text-properties style:use-window-font-color="true"/>
    </style:style>
    <style:style style:name="ce34" style:family="table-cell" style:parent-style-name="Default">
      <style:table-cell-properties fo:background-color="#00aaad"/>
      <style:text-properties style:use-window-font-color="true"/>
    </style:style>
    <style:style style:name="ce35" style:family="table-cell" style:parent-style-name="Default">
      <style:table-cell-properties fo:background-color="#7da7d8"/>
      <style:text-properties style:use-window-font-color="true"/>
    </style:style>
    <style:style style:name="ce36" style:family="table-cell" style:parent-style-name="Default" style:data-style-name="N100">
      <style:table-cell-properties fo:background-color="#72bf44"/>
      <style:text-properties style:use-window-font-color="true"/>
    </style:style>
    <style:style style:name="ce37" style:family="table-cell" style:parent-style-name="Default" style:data-style-name="N100">
      <style:table-cell-properties fo:background-color="#ed1c24"/>
    </style:style>
    <style:style style:name="ce38" style:family="table-cell" style:parent-style-name="Default">
      <style:table-cell-properties fo:background-color="#7da7d8" style:text-align-source="fix" style:repeat-content="false"/>
      <style:paragraph-properties fo:text-align="start" fo:margin-left="0pt"/>
      <style:text-properties style:use-window-font-color="true"/>
    </style:style>
    <style:style style:name="ce39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use-window-font-color="true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1"/>
        <table:table-column table:style-name="co6" table:default-cell-style-name="Default"/>
        <table:table-column table:style-name="co2" table:default-cell-style-name="Default"/>
        <table:table-column table:style-name="co7" table:default-cell-style-name="ce7"/>
        <table:table-column table:style-name="co2" table:number-columns-repeated="3" table:default-cell-style-name="ce7"/>
        <table:table-column table:style-name="co7" table:default-cell-style-name="ce23"/>
        <table:table-column table:style-name="co2" table:default-cell-style-name="ce7"/>
        <table:table-column table:style-name="co8" table:default-cell-style-name="ce7"/>
        <table:table-column table:style-name="co2" table:number-columns-repeated="3" table:default-cell-style-name="ce7"/>
        <table:table-column table:style-name="co2" table:number-columns-repeated="1005" table:default-cell-style-name="Default"/>
        <table:table-row table:style-name="ro1">
          <table:table-cell table:style-name="ce4" office:value-type="string" calcext:value-type="string">
            <text:p>addres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object</text:p>
          </table:table-cell>
          <table:table-cell table:number-columns-repeated="4"/>
          <table:table-cell table:style-name="ce35" office:value-type="string" calcext:value-type="string">
            <text:p>address</text:p>
          </table:table-cell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non-null</text:p>
          </table:table-cell>
          <table:table-cell table:style-name="ce35" office:value-type="string" calcext:value-type="string">
            <text:p>object</text:p>
          </table:table-cell>
          <table:table-cell table:style-name="ce38" office:value-type="string" calcext:value-type="string">
            <text:p>6338 S Talman Ave</text:p>
          </table:table-cell>
          <table:table-cell table:number-columns-repeated="2"/>
          <table:table-cell table:formula="of:=IF([.J1]=1;[.I1];IF([.K1]=1;[.I1]&amp;&quot; &quot;&amp;[.J1]; IF([.L1]=1;[.I1]&amp;&quot; &quot;&amp;[.J1]&amp;&quot; &quot;&amp;[.K1]; IF([#REF!]=1;[.I1]&amp;&quot; &quot;&amp;[.J1]&amp;&quot; &quot;&amp;[.K1]&amp;&quot; &quot;&amp;[.L1]; IF([.M1]=1;[.I1]&amp;&quot; &quot;&amp;[.J1]&amp;&quot; &quot;&amp;[.K1]&amp;&quot; &quot;&amp;[.L1]&amp;&quot; &quot;&amp;[#REF!];0)))))" office:value-type="string" office:string-value="address" calcext:value-type="string">
            <text:p>addres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city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object</text:p>
          </table:table-cell>
          <table:table-cell table:number-columns-repeated="4"/>
          <table:table-cell table:style-name="ce36" office:value-type="string" calcext:value-type="string">
            <text:p>city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string" calcext:value-type="string">
            <text:p>CHICAGO</text:p>
          </table:table-cell>
          <table:table-cell table:number-columns-repeated="2"/>
          <table:table-cell table:formula="of:=IF([.J2]=1;[.I2];IF([.K2]=1;[.I2]&amp;&quot; &quot;&amp;[.J2]; IF([.L2]=1;[.I2]&amp;&quot; &quot;&amp;[.J2]&amp;&quot; &quot;&amp;[.K2]; IF([#REF!]=1;[.I2]&amp;&quot; &quot;&amp;[.J2]&amp;&quot; &quot;&amp;[.K2]&amp;&quot; &quot;&amp;[.L2]; IF([.M2]=1;[.I2]&amp;&quot; &quot;&amp;[.J2]&amp;&quot; &quot;&amp;[.K2]&amp;&quot; &quot;&amp;[.L2]&amp;&quot; &quot;&amp;[#REF!];0)))))" office:value-type="string" office:string-value="city" calcext:value-type="string">
            <text:p>cit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zip_cod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object</text:p>
          </table:table-cell>
          <table:table-cell table:number-columns-repeated="4"/>
          <table:table-cell table:style-name="ce36" office:value-type="string" calcext:value-type="string">
            <text:p>zip_cod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float" office:value="60629" calcext:value-type="float">
            <text:p>60629</text:p>
          </table:table-cell>
          <table:table-cell table:number-columns-repeated="2"/>
          <table:table-cell table:formula="of:=IF([.J3]=1;[.I3];IF([.K3]=1;[.I3]&amp;&quot; &quot;&amp;[.J3]; IF([.L3]=1;[.I3]&amp;&quot; &quot;&amp;[.J3]&amp;&quot; &quot;&amp;[.K3]; IF([#REF!]=1;[.I3]&amp;&quot; &quot;&amp;[.J3]&amp;&quot; &quot;&amp;[.K3]&amp;&quot; &quot;&amp;[.L3]; IF([.M3]=1;[.I3]&amp;&quot; &quot;&amp;[.J3]&amp;&quot; &quot;&amp;[.K3]&amp;&quot; &quot;&amp;[.L3]&amp;&quot; &quot;&amp;[#REF!];0)))))" office:value-type="string" office:string-value="zip_code" calcext:value-type="string">
            <text:p>zip_co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4"/>
          <table:table-cell office:value-type="string" calcext:value-type="string">
            <text:p>sta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ne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descriptio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object</text:p>
          </table:table-cell>
          <table:table-cell table:number-columns-repeated="4"/>
          <table:table-cell table:style-name="ce8" office:value-type="string" calcext:value-type="string">
            <text:p>descrip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string" calcext:value-type="string">
            <text:p>SOLID BRICK TWO BEDROOM WITH BASEMENT BUNGALOW. NEEDS UPDATING. RECENT IMPROVEMENTS INCLUDE WINDOWS, ROOF, FURNACE. GREAT POTENTIAL FOR INVESTMENT. NOT A SHORTSALE OR FORCLOSURE CAN CLOSE ASAP. PROPERTY IS BEING SOLD AS-IS. <text:s/></text:p>
          </table:table-cell>
          <table:table-cell table:number-columns-repeated="2"/>
          <table:table-cell table:formula="of:=IF([.J5]=1;[.I5];IF([.K5]=1;[.I5]&amp;&quot; &quot;&amp;[.J5]; IF([.L5]=1;[.I5]&amp;&quot; &quot;&amp;[.J5]&amp;&quot; &quot;&amp;[.K5]; IF([#REF!]=1;[.I5]&amp;&quot; &quot;&amp;[.J5]&amp;&quot; &quot;&amp;[.K5]&amp;&quot; &quot;&amp;[.L5]; IF([.M5]=1;[.I5]&amp;&quot; &quot;&amp;[.J5]&amp;&quot; &quot;&amp;[.K5]&amp;&quot; &quot;&amp;[.L5]&amp;&quot; &quot;&amp;[#REF!];0)))))" office:value-type="string" office:string-value="description" calcext:value-type="string">
            <text:p>descriptio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mls_num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object</text:p>
          </table:table-cell>
          <table:table-cell table:number-columns-repeated="4"/>
          <table:table-cell table:style-name="ce8" office:value-type="string" calcext:value-type="string">
            <text:p>mls_nu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float" office:value="10027888" calcext:value-type="float">
            <text:p>10027888</text:p>
          </table:table-cell>
          <table:table-cell table:style-name="Default"/>
          <table:table-cell/>
          <table:table-cell table:formula="of:=IF([.J6]=1;[.I6];IF([.K6]=1;[.I6]&amp;&quot; &quot;&amp;[.J6]; IF([.L6]=1;[.I6]&amp;&quot; &quot;&amp;[.J6]&amp;&quot; &quot;&amp;[.K6]; IF([#REF!]=1;[.I6]&amp;&quot; &quot;&amp;[.J6]&amp;&quot; &quot;&amp;[.K6]&amp;&quot; &quot;&amp;[.L6]; IF([#REF!]=1;[.I6]&amp;&quot; &quot;&amp;[.J6]&amp;&quot; &quot;&amp;[.K6]&amp;&quot; &quot;&amp;[.L6]&amp;&quot; &quot;&amp;[#REF!];0)))))" office:value-type="string" office:string-value="mls_num" calcext:value-type="string">
            <text:p>mls_nu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num_bed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float64</text:p>
          </table:table-cell>
          <table:table-cell table:number-columns-repeated="4"/>
          <table:table-cell table:style-name="ce8" office:value-type="string" calcext:value-type="string">
            <text:p>num_bed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float6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/>
          <table:table-cell table:formula="of:=IF([.J7]=1;[.I7];IF([.K7]=1;[.I7]&amp;&quot; &quot;&amp;[.J7]; IF([.L7]=1;[.I7]&amp;&quot; &quot;&amp;[.J7]&amp;&quot; &quot;&amp;[.K7]; IF([#REF!]=1;[.I7]&amp;&quot; &quot;&amp;[.J7]&amp;&quot; &quot;&amp;[.K7]&amp;&quot; &quot;&amp;[.L7]; IF([#REF!]=1;[.I7]&amp;&quot; &quot;&amp;[.J7]&amp;&quot; &quot;&amp;[.K7]&amp;&quot; &quot;&amp;[.L7]&amp;&quot; &quot;&amp;[#REF!];0)))))" office:value-type="string" office:string-value="num_beds" calcext:value-type="string">
            <text:p>num_bed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num_bath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float64</text:p>
          </table:table-cell>
          <table:table-cell table:number-columns-repeated="4"/>
          <table:table-cell table:style-name="ce8" office:value-type="string" calcext:value-type="string">
            <text:p>num_bath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float64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/>
          <table:table-cell table:formula="of:=IF([.J8]=1;[.I8];IF([.K8]=1;[.I8]&amp;&quot; &quot;&amp;[.J8]; IF([.L8]=1;[.I8]&amp;&quot; &quot;&amp;[.J8]&amp;&quot; &quot;&amp;[.K8]; IF([#REF!]=1;[.I8]&amp;&quot; &quot;&amp;[.J8]&amp;&quot; &quot;&amp;[.K8]&amp;&quot; &quot;&amp;[.L8]; IF([.M8]=1;[.I8]&amp;&quot; &quot;&amp;[.J8]&amp;&quot; &quot;&amp;[.K8]&amp;&quot; &quot;&amp;[.L8]&amp;&quot; &quot;&amp;[#REF!];0)))))" office:value-type="string" office:string-value="num_baths" calcext:value-type="string">
            <text:p>num_bath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home_sqf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float64</text:p>
          </table:table-cell>
          <table:table-cell table:number-columns-repeated="4"/>
          <table:table-cell table:style-name="ce8" office:value-type="string" calcext:value-type="string">
            <text:p>home_sqf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float64</text:p>
          </table:table-cell>
          <table:table-cell table:style-name="ce15" office:value-type="float" office:value="125" calcext:value-type="float">
            <text:p>125</text:p>
          </table:table-cell>
          <table:table-cell table:number-columns-repeated="2"/>
          <table:table-cell table:formula="of:=IF([.J9]=1;[.I9];IF([.K9]=1;[.I9]&amp;&quot; &quot;&amp;[.J9]; IF([.L9]=1;[.I9]&amp;&quot; &quot;&amp;[.J9]&amp;&quot; &quot;&amp;[.K9]; IF([#REF!]=1;[.I9]&amp;&quot; &quot;&amp;[.J9]&amp;&quot; &quot;&amp;[.K9]&amp;&quot; &quot;&amp;[.L9]; IF([#REF!]=1;[.I9]&amp;&quot; &quot;&amp;[.J9]&amp;&quot; &quot;&amp;[.K9]&amp;&quot; &quot;&amp;[.L9]&amp;&quot; &quot;&amp;[#REF!];0)))))" office:value-type="string" office:string-value="home_sqft" calcext:value-type="string">
            <text:p>home_sqf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yr_bl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int64</text:p>
          </table:table-cell>
          <table:table-cell table:number-columns-repeated="4"/>
          <table:table-cell table:style-name="ce8" office:value-type="string" calcext:value-type="string">
            <text:p>yr_bl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int64</text:p>
          </table:table-cell>
          <table:table-cell table:style-name="ce15" office:value-type="float" office:value="1919" calcext:value-type="float">
            <text:p>1919</text:p>
          </table:table-cell>
          <table:table-cell table:number-columns-repeated="2"/>
          <table:table-cell table:formula="of:=IF([.J10]=1;[.I10];IF([.K10]=1;[.I10]&amp;&quot; &quot;&amp;[.J10]; IF([.L10]=1;[.I10]&amp;&quot; &quot;&amp;[.J10]&amp;&quot; &quot;&amp;[.K10]; IF([#REF!]=1;[.I10]&amp;&quot; &quot;&amp;[.J10]&amp;&quot; &quot;&amp;[.K10]&amp;&quot; &quot;&amp;[.L10]; IF([#REF!]=1;[.I10]&amp;&quot; &quot;&amp;[.J10]&amp;&quot; &quot;&amp;[.K10]&amp;&quot; &quot;&amp;[.L10]&amp;&quot; &quot;&amp;[#REF!];0)))))" office:value-type="string" office:string-value="yr_blt" calcext:value-type="string">
            <text:p>yr_bl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statu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object</text:p>
          </table:table-cell>
          <table:table-cell table:number-columns-repeated="4"/>
          <table:table-cell table:style-name="ce8" office:value-type="string" calcext:value-type="string">
            <text:p>statu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string" calcext:value-type="string">
            <text:p>Closed</text:p>
          </table:table-cell>
          <table:table-cell table:style-name="Default"/>
          <table:table-cell/>
          <table:table-cell table:formula="of:=IF([.J11]=1;[.I11];IF([.K11]=1;[.I11]&amp;&quot; &quot;&amp;[.J11]; IF([.L11]=1;[.I11]&amp;&quot; &quot;&amp;[.J11]&amp;&quot; &quot;&amp;[.K11]; IF([#REF!]=1;[.I11]&amp;&quot; &quot;&amp;[.J11]&amp;&quot; &quot;&amp;[.K11]&amp;&quot; &quot;&amp;[.L11]; IF([#REF!]=1;[.I11]&amp;&quot; &quot;&amp;[.J11]&amp;&quot; &quot;&amp;[.K11]&amp;&quot; &quot;&amp;[.L11]&amp;&quot; &quot;&amp;[#REF!];0)))))" office:value-type="string" office:string-value="status" calcext:value-type="string">
            <text:p>statu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redfin_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float64</text:p>
          </table:table-cell>
          <table:table-cell table:number-columns-repeated="4"/>
          <table:table-cell table:style-name="ce8" office:value-type="string" calcext:value-type="string">
            <text:p>redfin_es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float64</text:p>
          </table:table-cell>
          <table:table-cell table:style-name="ce15" office:value-type="float" office:value="150158" calcext:value-type="float">
            <text:p>150158</text:p>
          </table:table-cell>
          <table:table-cell table:number-columns-repeated="2"/>
          <table:table-cell table:formula="of:=IF([.J12]=1;[.I12];IF([.K12]=1;[.I12]&amp;&quot; &quot;&amp;[.J12]; IF([.L12]=1;[.I12]&amp;&quot; &quot;&amp;[.J12]&amp;&quot; &quot;&amp;[.K12]; IF([#REF!]=1;[.I12]&amp;&quot; &quot;&amp;[.J12]&amp;&quot; &quot;&amp;[.K12]&amp;&quot; &quot;&amp;[.L12]; IF([#REF!]=1;[.I12]&amp;&quot; &quot;&amp;[.J12]&amp;&quot; &quot;&amp;[.K12]&amp;&quot; &quot;&amp;[.L12]&amp;&quot; &quot;&amp;[#REF!];0)))))" office:value-type="string" office:string-value="redfin_est" calcext:value-type="string">
            <text:p>redfin_es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sold_pri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on-null</text:p>
          </table:table-cell>
          <table:table-cell table:style-name="ce4" office:value-type="string" calcext:value-type="string">
            <text:p>float64</text:p>
          </table:table-cell>
          <table:table-cell table:number-columns-repeated="4"/>
          <table:table-cell table:style-name="ce8" office:value-type="string" calcext:value-type="string">
            <text:p>sold_pric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float64</text:p>
          </table:table-cell>
          <table:table-cell table:style-name="ce15" office:value-type="float" office:value="70000" calcext:value-type="float">
            <text:p>70000</text:p>
          </table:table-cell>
          <table:table-cell table:number-columns-repeated="2"/>
          <table:table-cell table:formula="of:=IF([.J13]=1;[.I13];IF([.K13]=1;[.I13]&amp;&quot; &quot;&amp;[.J13]; IF([.L13]=1;[.I13]&amp;&quot; &quot;&amp;[.J13]&amp;&quot; &quot;&amp;[.K13]; IF([#REF!]=1;[.I13]&amp;&quot; &quot;&amp;[.J13]&amp;&quot; &quot;&amp;[.K13]&amp;&quot; &quot;&amp;[.L13]; IF([.M13]=1;[.I13]&amp;&quot; &quot;&amp;[.J13]&amp;&quot; &quot;&amp;[.K13]&amp;&quot; &quot;&amp;[.L13]&amp;&quot; &quot;&amp;[#REF!];0)))))" office:value-type="string" office:string-value="sold_price" calcext:value-type="string">
            <text:p>sold_price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num_bed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num_bed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22" office:value-type="float" office:value="2" calcext:value-type="float">
            <text:p>2</text:p>
          </table:table-cell>
          <table:table-cell table:style-name="ce6"/>
          <table:table-cell table:style-name="ce5"/>
          <table:table-cell table:style-name="ce5" table:formula="of:=IF([.J14]=1;[.I14];IF([.K14]=1;[.I14]&amp;&quot; &quot;&amp;[.J14]; IF([.L14]=1;[.I14]&amp;&quot; &quot;&amp;[.J14]&amp;&quot; &quot;&amp;[.K14]; IF([#REF!]=1;[.I14]&amp;&quot; &quot;&amp;[.J14]&amp;&quot; &quot;&amp;[.K14]&amp;&quot; &quot;&amp;[.L14]; IF([#REF!]=1;[.I14]&amp;&quot; &quot;&amp;[.J14]&amp;&quot; &quot;&amp;[.K14]&amp;&quot; &quot;&amp;[.L14]&amp;&quot; &quot;&amp;[#REF!];0)))))" office:value-type="string" office:string-value="num_beds" calcext:value-type="string">
            <text:p>num_beds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5" office:value-type="string" calcext:value-type="string">
            <text:p>num_bath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num_bath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22" office:value-type="float" office:value="1" calcext:value-type="float">
            <text:p>1</text:p>
          </table:table-cell>
          <table:table-cell table:style-name="ce5" table:number-columns-repeated="2"/>
          <table:table-cell table:style-name="ce5" table:formula="of:=IF([.J15]=1;[.I15];IF([.K15]=1;[.I15]&amp;&quot; &quot;&amp;[.J15]; IF([.L15]=1;[.I15]&amp;&quot; &quot;&amp;[.J15]&amp;&quot; &quot;&amp;[.K15]; IF([#REF!]=1;[.I15]&amp;&quot; &quot;&amp;[.J15]&amp;&quot; &quot;&amp;[.K15]&amp;&quot; &quot;&amp;[.L15]; IF([#REF!]=1;[.I15]&amp;&quot; &quot;&amp;[.J15]&amp;&quot; &quot;&amp;[.K15]&amp;&quot; &quot;&amp;[.L15]&amp;&quot; &quot;&amp;[#REF!];0)))))" office:value-type="string" office:string-value="num_baths" calcext:value-type="string">
            <text:p>num_baths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6" office:value-type="string" calcext:value-type="string">
            <text:p>home_sqf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n-null</text:p>
          </table:table-cell>
          <table:table-cell table:style-name="ce6" office:value-type="string" calcext:value-type="string">
            <text:p>float64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home_sqf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22" office:value-type="float" office:value="125" calcext:value-type="float">
            <text:p>125</text:p>
          </table:table-cell>
          <table:table-cell table:style-name="ce5" table:number-columns-repeated="2"/>
          <table:table-cell table:style-name="ce5" table:formula="of:=IF([.J16]=1;[.I16];IF([.K16]=1;[.I16]&amp;&quot; &quot;&amp;[.J16]; IF([.L16]=1;[.I16]&amp;&quot; &quot;&amp;[.J16]&amp;&quot; &quot;&amp;[.K16]; IF([#REF!]=1;[.I16]&amp;&quot; &quot;&amp;[.J16]&amp;&quot; &quot;&amp;[.K16]&amp;&quot; &quot;&amp;[.L16]; IF([.M23]=1;[.I16]&amp;&quot; &quot;&amp;[.J16]&amp;&quot; &quot;&amp;[.K16]&amp;&quot; &quot;&amp;[.L16]&amp;&quot; &quot;&amp;[#REF!];0)))))" office:value-type="string" office:string-value="home_sqft" calcext:value-type="string">
            <text:p>home_sqft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6" office:value-type="string" calcext:value-type="string">
            <text:p>yr_bl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n-null</text:p>
          </table:table-cell>
          <table:table-cell table:style-name="ce6" office:value-type="string" calcext:value-type="string">
            <text:p>int64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yr_bl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int64</text:p>
          </table:table-cell>
          <table:table-cell table:style-name="ce22" office:value-type="float" office:value="1919" calcext:value-type="float">
            <text:p>1919</text:p>
          </table:table-cell>
          <table:table-cell table:style-name="ce5" table:number-columns-repeated="2"/>
          <table:table-cell table:style-name="ce5" table:formula="of:=IF([.J17]=1;[.I17];IF([.K17]=1;[.I17]&amp;&quot; &quot;&amp;[.J17]; IF([.L17]=1;[.I17]&amp;&quot; &quot;&amp;[.J17]&amp;&quot; &quot;&amp;[.K17]; IF([#REF!]=1;[.I17]&amp;&quot; &quot;&amp;[.J17]&amp;&quot; &quot;&amp;[.K17]&amp;&quot; &quot;&amp;[.L17]; IF([.M24]=1;[.I17]&amp;&quot; &quot;&amp;[.J17]&amp;&quot; &quot;&amp;[.K17]&amp;&quot; &quot;&amp;[.L17]&amp;&quot; &quot;&amp;[#REF!];0)))))" office:value-type="string" office:string-value="yr_blt" calcext:value-type="string">
            <text:p>yr_blt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6" office:value-type="string" calcext:value-type="string">
            <text:p>status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n-null</text:p>
          </table:table-cell>
          <table:table-cell table:style-name="ce6" office:value-type="string" calcext:value-type="string">
            <text:p>object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statu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22" office:value-type="string" calcext:value-type="string">
            <text:p>Closed</text:p>
          </table:table-cell>
          <table:table-cell table:style-name="ce6"/>
          <table:table-cell table:style-name="ce5"/>
          <table:table-cell table:style-name="ce5" table:formula="of:=IF([.J18]=1;[.I18];IF([.K18]=1;[.I18]&amp;&quot; &quot;&amp;[.J18]; IF([.L18]=1;[.I18]&amp;&quot; &quot;&amp;[.J18]&amp;&quot; &quot;&amp;[.K18]; IF([#REF!]=1;[.I18]&amp;&quot; &quot;&amp;[.J18]&amp;&quot; &quot;&amp;[.K18]&amp;&quot; &quot;&amp;[.L18]; IF([#REF!]=1;[.I18]&amp;&quot; &quot;&amp;[.J18]&amp;&quot; &quot;&amp;[.K18]&amp;&quot; &quot;&amp;[.L18]&amp;&quot; &quot;&amp;[#REF!];0)))))" office:value-type="string" office:string-value="status" calcext:value-type="string">
            <text:p>status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6" office:value-type="string" calcext:value-type="string">
            <text:p>redfin_est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n-null</text:p>
          </table:table-cell>
          <table:table-cell table:style-name="ce6" office:value-type="string" calcext:value-type="string">
            <text:p>float64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redfin_est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22" office:value-type="float" office:value="150158" calcext:value-type="float">
            <text:p>150158</text:p>
          </table:table-cell>
          <table:table-cell table:style-name="ce5" table:number-columns-repeated="2"/>
          <table:table-cell table:style-name="ce5" table:formula="of:=IF([.J19]=1;[.I19];IF([.K19]=1;[.I19]&amp;&quot; &quot;&amp;[.J19]; IF([.L19]=1;[.I19]&amp;&quot; &quot;&amp;[.J19]&amp;&quot; &quot;&amp;[.K19]; IF([#REF!]=1;[.I19]&amp;&quot; &quot;&amp;[.J19]&amp;&quot; &quot;&amp;[.K19]&amp;&quot; &quot;&amp;[.L19]; IF([#REF!]=1;[.I19]&amp;&quot; &quot;&amp;[.J19]&amp;&quot; &quot;&amp;[.K19]&amp;&quot; &quot;&amp;[.L19]&amp;&quot; &quot;&amp;[#REF!];0)))))" office:value-type="string" office:string-value="redfin_est" calcext:value-type="string">
            <text:p>redfin_est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6" office:value-type="string" calcext:value-type="string">
            <text:p>sold_pric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non-null</text:p>
          </table:table-cell>
          <table:table-cell table:style-name="ce6" office:value-type="string" calcext:value-type="string">
            <text:p>float64</text:p>
          </table:table-cell>
          <table:table-cell table:style-name="ce6"/>
          <table:table-cell table:style-name="ce22"/>
          <table:table-cell table:style-name="ce6" table:number-columns-repeated="2"/>
          <table:table-cell table:style-name="ce5" office:value-type="string" calcext:value-type="string">
            <text:p>sold_price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float64</text:p>
          </table:table-cell>
          <table:table-cell table:style-name="ce22" office:value-type="float" office:value="70000" calcext:value-type="float">
            <text:p>70000</text:p>
          </table:table-cell>
          <table:table-cell table:style-name="ce5" table:number-columns-repeated="2"/>
          <table:table-cell table:style-name="ce5" table:formula="of:=IF([.J20]=1;[.I20];IF([.K20]=1;[.I20]&amp;&quot; &quot;&amp;[.J20]; IF([.L20]=1;[.I20]&amp;&quot; &quot;&amp;[.J20]&amp;&quot; &quot;&amp;[.K20]; IF([#REF!]=1;[.I20]&amp;&quot; &quot;&amp;[.J20]&amp;&quot; &quot;&amp;[.K20]&amp;&quot; &quot;&amp;[.L20]; IF([.M27]=1;[.I20]&amp;&quot; &quot;&amp;[.J20]&amp;&quot; &quot;&amp;[.K20]&amp;&quot; &quot;&amp;[.L20]&amp;&quot; &quot;&amp;[#REF!];0)))))" office:value-type="string" office:string-value="sold_price" calcext:value-type="string">
            <text:p>sold_price</text:p>
          </table:table-cell>
          <table:table-cell table:style-name="ce5" table:number-columns-repeated="2"/>
          <table:table-cell table:style-name="ce6" table:number-columns-repeated="1005"/>
        </table:table-row>
        <table:table-row table:style-name="ro1">
          <table:table-cell table:style-name="ce5" office:value-type="string" calcext:value-type="string">
            <text:p>Bed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34" office:value-type="string" calcext:value-type="string">
            <text:p>Beds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string" calcext:value-type="string">
            <text:p>—</text:p>
          </table:table-cell>
          <table:table-cell table:number-columns-repeated="2"/>
          <table:table-cell table:formula="of:=IF([.J21]=1;[.I21];IF([.K21]=1;[.I21]&amp;&quot; &quot;&amp;[.J21]; IF([.L21]=1;[.I21]&amp;&quot; &quot;&amp;[.J21]&amp;&quot; &quot;&amp;[.K21]; IF([#REF!]=1;[.I21]&amp;&quot; &quot;&amp;[.J21]&amp;&quot; &quot;&amp;[.K21]&amp;&quot; &quot;&amp;[.L21]; IF([#REF!]=1;[.I21]&amp;&quot; &quot;&amp;[.J21]&amp;&quot; &quot;&amp;[.K21]&amp;&quot; &quot;&amp;[.L21]&amp;&quot; &quot;&amp;[#REF!];0)))))" office:value-type="string" office:string-value="Beds" calcext:value-type="string">
            <text:p>Beds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Baths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34" office:value-type="string" calcext:value-type="string">
            <text:p>Baths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1" calcext:value-type="float">
            <text:p>1</text:p>
          </table:table-cell>
          <table:table-cell table:style-name="Default"/>
          <table:table-cell/>
          <table:table-cell table:formula="of:=IF([.J22]=1;[.I22];IF([.K22]=1;[.I22]&amp;&quot; &quot;&amp;[.J22]; IF([.L22]=1;[.I22]&amp;&quot; &quot;&amp;[.J22]&amp;&quot; &quot;&amp;[.K22]; IF([#REF!]=1;[.I22]&amp;&quot; &quot;&amp;[.J22]&amp;&quot; &quot;&amp;[.K22]&amp;&quot; &quot;&amp;[.L22]; IF([.M30]=1;[.I22]&amp;&quot; &quot;&amp;[.J22]&amp;&quot; &quot;&amp;[.K22]&amp;&quot; &quot;&amp;[.L22]&amp;&quot; &quot;&amp;[#REF!];0)))))" office:value-type="string" office:string-value="Baths" calcext:value-type="string">
            <text:p>Baths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Sq. Ft.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34" office:value-type="string" calcext:value-type="string">
            <text:p>Sq. Ft.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1125" calcext:value-type="float">
            <text:p>1125</text:p>
          </table:table-cell>
          <table:table-cell table:number-columns-repeated="2"/>
          <table:table-cell table:formula="of:=IF([.J23]=1;[.I23];IF([.J23]=1;[.I23]&amp;&quot; &quot;&amp;[.J23]; IF([.K23]=1;[.I23]&amp;&quot; &quot;&amp;[.J23]&amp;&quot; &quot;&amp;[.J23]; IF([.L23]=1;[.I23]&amp;&quot; &quot;&amp;[.J23]&amp;&quot; &quot;&amp;[.J23]&amp;&quot; &quot;&amp;[.K23]; IF([.M31]=1;[.I23]&amp;&quot; &quot;&amp;[.J23]&amp;&quot; &quot;&amp;[.J23]&amp;&quot; &quot;&amp;[.K23]&amp;&quot; &quot;&amp;[.L23];0)))))" office:value-type="string" office:string-value="Sq. Ft." calcext:value-type="string">
            <text:p>Sq. Ft.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Stori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34" office:value-type="string" calcext:value-type="string">
            <text:p>Stories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formula="of:=IF([.J24]=1;[.I24];IF([.K24]=1;[.I24]&amp;&quot; &quot;&amp;[.J24]; IF([.L24]=1;[.I24]&amp;&quot; &quot;&amp;[.J24]&amp;&quot; &quot;&amp;[.K24]; IF([#REF!]=1;[.I24]&amp;&quot; &quot;&amp;[.J24]&amp;&quot; &quot;&amp;[.K24]&amp;&quot; &quot;&amp;[.L24]; IF([.M31]=1;[.I24]&amp;&quot; &quot;&amp;[.J24]&amp;&quot; &quot;&amp;[.K24]&amp;&quot; &quot;&amp;[.L24]&amp;&quot; &quot;&amp;[#REF!];0)))))" office:value-type="string" office:string-value="Stories" calcext:value-type="string">
            <text:p>Stories</text:p>
          </table:table-cell>
          <table:table-cell table:number-columns-repeated="1007"/>
        </table:table-row>
        <table:table-row table:style-name="ro1">
          <table:table-cell table:style-name="ce8" office:value-type="string" calcext:value-type="string">
            <text:p>Lot Siz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8" office:value-type="string" calcext:value-type="string">
            <text:p>Lot Siz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string" calcext:value-type="string">
            <text:p>3,087 Sq. Ft.</text:p>
          </table:table-cell>
          <table:table-cell table:number-columns-repeated="2"/>
          <table:table-cell table:formula="of:=IF([.J25]=1;[.I25];IF([.J25]=1;[.I25]&amp;&quot; &quot;&amp;[.J25]; IF([.K25]=1;[.I25]&amp;&quot; &quot;&amp;[.J25]&amp;&quot; &quot;&amp;[.J25]; IF([.L25]=1;[.I25]&amp;&quot; &quot;&amp;[.J25]&amp;&quot; &quot;&amp;[.J25]&amp;&quot; &quot;&amp;[.K25]; IF([.M32]=1;[.I25]&amp;&quot; &quot;&amp;[.J25]&amp;&quot; &quot;&amp;[.J25]&amp;&quot; &quot;&amp;[.K25]&amp;&quot; &quot;&amp;[.L25];0)))))" office:value-type="string" office:string-value="Lot Size" calcext:value-type="string">
            <text:p>Lot Size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8" office:value-type="string" calcext:value-type="string">
            <text:p>Sty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8" office:value-type="string" calcext:value-type="string">
            <text:p>Styl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non-null</text:p>
          </table:table-cell>
          <table:table-cell table:style-name="ce8" office:value-type="string" calcext:value-type="string">
            <text:p>object</text:p>
          </table:table-cell>
          <table:table-cell table:style-name="ce15" office:value-type="string" calcext:value-type="string">
            <text:p>Single Family Residential</text:p>
          </table:table-cell>
          <table:table-cell table:number-columns-repeated="2"/>
          <table:table-cell table:formula="of:=IF([.J26]=1;[.I26];IF([.K26]=1;[.I26]&amp;&quot; &quot;&amp;[.J26]; IF([.L26]=1;[.I26]&amp;&quot; &quot;&amp;[.J26]&amp;&quot; &quot;&amp;[.K26]; IF([#REF!]=1;[.I26]&amp;&quot; &quot;&amp;[.J26]&amp;&quot; &quot;&amp;[.K26]&amp;&quot; &quot;&amp;[.L26]; IF([.M33]=1;[.I26]&amp;&quot; &quot;&amp;[.J26]&amp;&quot; &quot;&amp;[.K26]&amp;&quot; &quot;&amp;[.L26]&amp;&quot; &quot;&amp;[#REF!];0)))))" office:value-type="string" office:string-value="Style" calcext:value-type="string">
            <text:p>Style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Year Built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table:style-name="ce34" office:value-type="string" calcext:value-type="string">
            <text:p>Year Built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1919" calcext:value-type="float">
            <text:p>1919</text:p>
          </table:table-cell>
          <table:table-cell table:number-columns-repeated="2"/>
          <table:table-cell table:formula="of:=IF([.J27]=1;[.I27];IF([.J27]=1;[.I27]&amp;&quot; &quot;&amp;[.J27]; IF([.K27]=1;[.I27]&amp;&quot; &quot;&amp;[.J27]&amp;&quot; &quot;&amp;[.J27]; IF([.L27]=1;[.I27]&amp;&quot; &quot;&amp;[.J27]&amp;&quot; &quot;&amp;[.J27]&amp;&quot; &quot;&amp;[.K27]; IF([.M34]=1;[.I27]&amp;&quot; &quot;&amp;[.J27]&amp;&quot; &quot;&amp;[.J27]&amp;&quot; &quot;&amp;[.K27]&amp;&quot; &quot;&amp;[.L27];0)))))" office:value-type="string" office:string-value="Year Built" calcext:value-type="string">
            <text:p>Year Built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Year Renovated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table:style-name="ce34" office:value-type="string" calcext:value-type="string">
            <text:p>Year Renovated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string" calcext:value-type="string">
            <text:p>—</text:p>
          </table:table-cell>
          <table:table-cell table:number-columns-repeated="2"/>
          <table:table-cell table:formula="of:=IF([.J28]=1;[.I28];IF([.J28]=1;[.I28]&amp;&quot; &quot;&amp;[.J28]; IF([.K28]=1;[.I28]&amp;&quot; &quot;&amp;[.J28]&amp;&quot; &quot;&amp;[.J28]; IF([.L28]=1;[.I28]&amp;&quot; &quot;&amp;[.J28]&amp;&quot; &quot;&amp;[.J28]&amp;&quot; &quot;&amp;[.K28]; IF([.M35]=1;[.I28]&amp;&quot; &quot;&amp;[.J28]&amp;&quot; &quot;&amp;[.J28]&amp;&quot; &quot;&amp;[.K28]&amp;&quot; &quot;&amp;[.L28];0)))))" office:value-type="string" office:string-value="Year Renovated" calcext:value-type="string">
            <text:p>Year Renovated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County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5" office:value-type="string" calcext:value-type="string">
            <text:p>County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string" calcext:value-type="string">
            <text:p>Cook County</text:p>
          </table:table-cell>
          <table:table-cell table:number-columns-repeated="2"/>
          <table:table-cell table:formula="of:=IF([.J29]=1;[.I29];IF([.K29]=1;[.I29]&amp;&quot; &quot;&amp;[.J29]; IF([.L29]=1;[.I29]&amp;&quot; &quot;&amp;[.J29]&amp;&quot; &quot;&amp;[.K29]; IF([#REF!]=1;[.I29]&amp;&quot; &quot;&amp;[.J29]&amp;&quot; &quot;&amp;[.K29]&amp;&quot; &quot;&amp;[.L29]; IF([.M36]=1;[.I29]&amp;&quot; &quot;&amp;[.J29]&amp;&quot; &quot;&amp;[.K29]&amp;&quot; &quot;&amp;[.L29]&amp;&quot; &quot;&amp;[#REF!];0)))))" office:value-type="string" office:string-value="County" calcext:value-type="string">
            <text:p>County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APN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5" office:value-type="string" calcext:value-type="string">
            <text:p>AP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float" office:value="19242020360000" calcext:value-type="float">
            <text:p>19242020360000</text:p>
          </table:table-cell>
          <table:table-cell table:number-columns-repeated="2"/>
          <table:table-cell table:formula="of:=IF([.J30]=1;[.I30];IF([.K30]=1;[.I30]&amp;&quot; &quot;&amp;[.J30]; IF([.L30]=1;[.I30]&amp;&quot; &quot;&amp;[.J30]&amp;&quot; &quot;&amp;[.K30]; IF([#REF!]=1;[.I30]&amp;&quot; &quot;&amp;[.J30]&amp;&quot; &quot;&amp;[.K30]&amp;&quot; &quot;&amp;[.L30]; IF([.M37]=1;[.I30]&amp;&quot; &quot;&amp;[.J30]&amp;&quot; &quot;&amp;[.K30]&amp;&quot; &quot;&amp;[.L30]&amp;&quot; &quot;&amp;[#REF!];0)))))" office:value-type="string" office:string-value="APN" calcext:value-type="string">
            <text:p>APN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# of Bedrooms On 1st Upper Level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/>
          <table:table-cell/>
          <table:table-cell table:style-name="ce34" office:value-type="string" calcext:value-type="string">
            <text:p># of Bedrooms: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/>
          <table:table-cell table:formula="of:=IF([.J31]=1;[.I31];IF([.K31]=1;[.I31]&amp;&quot; &quot;&amp;[.J31]; IF([.J31]=1;[.I31]&amp;&quot; &quot;&amp;[.J31]&amp;&quot; &quot;&amp;[.K31]; IF([.K31]=1;[.I31]&amp;&quot; &quot;&amp;[.J31]&amp;&quot; &quot;&amp;[.K31]&amp;&quot; &quot;&amp;[.J31]; IF([.L31]=1;[.I31]&amp;&quot; &quot;&amp;[.J31]&amp;&quot; &quot;&amp;[.K31]&amp;&quot; &quot;&amp;[.J31]&amp;&quot; &quot;&amp;[.K31];0)))))" office:value-type="string" office:string-value="# of Bedrooms:" calcext:value-type="string">
            <text:p># of Bedrooms: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# of Bedrooms On 1st Lower Level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/>
          <table:table-cell/>
          <table:table-cell table:style-name="ce34" office:value-type="string" calcext:value-type="string">
            <text:p># of Bedrooms (Above Grade):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/>
          <table:table-cell table:formula="of:=IF([.J32]=1;[.I32];IF([.K32]=1;[.I32]&amp;&quot; &quot;&amp;[.J32]; IF([.L32]=1;[.I32]&amp;&quot; &quot;&amp;[.J32]&amp;&quot; &quot;&amp;[.K32]; IF([#REF!]=1;[.I32]&amp;&quot; &quot;&amp;[.J32]&amp;&quot; &quot;&amp;[.K32]&amp;&quot; &quot;&amp;[.L32]; IF([.J32]=1;[.I32]&amp;&quot; &quot;&amp;[.J32]&amp;&quot; &quot;&amp;[.K32]&amp;&quot; &quot;&amp;[.L32]&amp;&quot; &quot;&amp;[#REF!];0)))))" office:value-type="string" office:string-value="# of Bedrooms (Above Grade):" calcext:value-type="string">
            <text:p># of Bedrooms (Above Grade):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# of Bathrooms (Full) On 1st Upper Level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office:value-type="string" calcext:value-type="string">
            <text:p>Siz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8X18</text:p>
          </table:table-cell>
          <table:table-cell table:number-columns-repeated="2"/>
          <table:table-cell table:formula="of:=IF([.J33]=1;[.I33];IF([.K33]=1;[.I33]&amp;&quot; &quot;&amp;[.J33]; IF([.L33]=1;[.I33]&amp;&quot; &quot;&amp;[.J33]&amp;&quot; &quot;&amp;[.K33]; IF([#REF!]=1;[.I33]&amp;&quot; &quot;&amp;[.J33]&amp;&quot; &quot;&amp;[.K33]&amp;&quot; &quot;&amp;[.L33]; IF([.M40]=1;[.I33]&amp;&quot; &quot;&amp;[.J33]&amp;&quot; &quot;&amp;[.K33]&amp;&quot; &quot;&amp;[.L33]&amp;&quot; &quot;&amp;[#REF!];0)))))" office:value-type="string" office:string-value="Size:" calcext:value-type="string">
            <text:p>Size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10" office:value-type="string" calcext:value-type="string">
            <text:p># of Bathrooms (Half) On Main Level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/>
          <table:table-cell/>
          <table:table-cell table:style-name="ce5" office:value-type="string" calcext:value-type="string">
            <text:p>&lt;span&gt;On Main Level&lt;/span&gt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string" calcext:value-type="string">
            <text:p>On Main Level</text:p>
          </table:table-cell>
          <table:table-cell table:number-columns-repeated="2"/>
          <table:table-cell table:formula="of:=IF([.J34]=1;[.I34];IF([.K34]=1;[.I34]&amp;&quot; &quot;&amp;[.J34]; IF([.J34]=1;[.I34]&amp;&quot; &quot;&amp;[.J34]&amp;&quot; &quot;&amp;[.K34]; IF([.K34]=1;[.I34]&amp;&quot; &quot;&amp;[.J34]&amp;&quot; &quot;&amp;[.K34]&amp;&quot; &quot;&amp;[.J34]; IF([.L34]=1;[.I34]&amp;&quot; &quot;&amp;[.J34]&amp;&quot; &quot;&amp;[.K34]&amp;&quot; &quot;&amp;[.J34]&amp;&quot; &quot;&amp;[.K34];0)))))" office:value-type="string" office:string-value="&lt;span&gt;On Main Level&lt;/span&gt;" calcext:value-type="string">
            <text:p>&lt;span&gt;On Main Level&lt;/span&gt;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# of Bathrooms (Full) On 1st Lower Level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5" office:value-type="string" calcext:value-type="string">
            <text:p>&lt;span&gt;Other Flooring&lt;/span&gt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string" calcext:value-type="string">
            <text:p>Other Flooring</text:p>
          </table:table-cell>
          <table:table-cell table:number-columns-repeated="2"/>
          <table:table-cell table:formula="of:=IF([.J35]=1;[.I35];IF([.J35]=1;[.I35]&amp;&quot; &quot;&amp;[.J35]; IF([.K35]=1;[.I35]&amp;&quot; &quot;&amp;[.J35]&amp;&quot; &quot;&amp;[.J35]; IF([.L35]=1;[.I35]&amp;&quot; &quot;&amp;[.J35]&amp;&quot; &quot;&amp;[.J35]&amp;&quot; &quot;&amp;[.K35]; IF([.M42]=1;[.I35]&amp;&quot; &quot;&amp;[.J35]&amp;&quot; &quot;&amp;[.J35]&amp;&quot; &quot;&amp;[.K35]&amp;&quot; &quot;&amp;[.L35];0)))))" office:value-type="string" office:string-value="&lt;span&gt;Other Flooring&lt;/span&gt;" calcext:value-type="string">
            <text:p>&lt;span&gt;Other Flooring&lt;/span&gt;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10" office:value-type="string" calcext:value-type="string">
            <text:p># of Bathrooms (Half)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number-columns-repeated="3"/>
          <table:table-cell table:style-name="ce7"/>
          <table:table-cell table:style-name="ce5" office:value-type="string" calcext:value-type="string">
            <text:p>&lt;span&gt;All Window Treatments&lt;/span&gt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string" calcext:value-type="string">
            <text:p>All Window Treatments</text:p>
          </table:table-cell>
          <table:table-cell table:number-columns-repeated="2"/>
          <table:table-cell table:formula="of:=IF([.J36]=1;[.I36];IF([.K36]=1;[.I36]&amp;&quot; &quot;&amp;[.J36]; IF([.J36]=1;[.I36]&amp;&quot; &quot;&amp;[.J36]&amp;&quot; &quot;&amp;[.K36]; IF([.K36]=1;[.I36]&amp;&quot; &quot;&amp;[.J36]&amp;&quot; &quot;&amp;[.K36]&amp;&quot; &quot;&amp;[.J36]; IF([.L36]=1;[.I36]&amp;&quot; &quot;&amp;[.J36]&amp;&quot; &quot;&amp;[.K36]&amp;&quot; &quot;&amp;[.J36]&amp;&quot; &quot;&amp;[.K36];0)))))" office:value-type="string" office:string-value="&lt;span&gt;All Window Treatments&lt;/span&gt;" calcext:value-type="string">
            <text:p>&lt;span&gt;All Window Treatments&lt;/span&gt;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# of Bathrooms (Full)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number-columns-repeated="3"/>
          <table:table-cell table:style-name="ce7"/>
          <table:table-cell table:style-name="ce34" office:value-type="string" calcext:value-type="string">
            <text:p># of Baths (Full):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/>
          <table:table-cell table:formula="of:=IF([.J37]=1;[.I37];IF([.K37]=1;[.I37]&amp;&quot; &quot;&amp;[.J37]; IF([.L37]=1;[.I37]&amp;&quot; &quot;&amp;[.J37]&amp;&quot; &quot;&amp;[.K37]; IF([.J37]=1;[.I37]&amp;&quot; &quot;&amp;[.J37]&amp;&quot; &quot;&amp;[.K37]&amp;&quot; &quot;&amp;[.L37]; IF([.K37]=1;[.I37]&amp;&quot; &quot;&amp;[.J37]&amp;&quot; &quot;&amp;[.K37]&amp;&quot; &quot;&amp;[.L37]&amp;&quot; &quot;&amp;[.J37];0)))))" office:value-type="string" office:string-value="# of Baths (Full):" calcext:value-type="string">
            <text:p># of Baths (Full):</text:p>
          </table:table-cell>
          <table:table-cell table:number-columns-repeated="1007"/>
        </table:table-row>
        <table:table-row table:style-name="ro1">
          <table:table-cell table:style-name="ce10" office:value-type="string" calcext:value-type="string">
            <text:p>Appliances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table:style-name="ce5" office:value-type="string" calcext:value-type="string">
            <text:p>&lt;span&gt;Enclosed Porch&lt;/span&gt;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string" calcext:value-type="string">
            <text:p>Enclosed Porch</text:p>
          </table:table-cell>
          <table:table-cell table:number-columns-repeated="2"/>
          <table:table-cell table:formula="of:=IF([.J38]=1;[.I38];IF([.J38]=1;[.I38]&amp;&quot; &quot;&amp;[.J38]; IF([.K38]=1;[.I38]&amp;&quot; &quot;&amp;[.J38]&amp;&quot; &quot;&amp;[.J38]; IF([.L38]=1;[.I38]&amp;&quot; &quot;&amp;[.J38]&amp;&quot; &quot;&amp;[.J38]&amp;&quot; &quot;&amp;[.K38]; IF([.M45]=1;[.I38]&amp;&quot; &quot;&amp;[.J38]&amp;&quot; &quot;&amp;[.J38]&amp;&quot; &quot;&amp;[.K38]&amp;&quot; &quot;&amp;[.L38];0)))))" office:value-type="string" office:string-value="&lt;span&gt;Enclosed Porch&lt;/span&gt;" calcext:value-type="string">
            <text:p>&lt;span&gt;Enclosed Porch&lt;/span&gt;</text:p>
          </table:table-cell>
          <table:table-cell table:number-columns-repeated="1007"/>
        </table:table-row>
        <table:table-row table:style-name="ro1">
          <table:table-cell table:style-name="ce7" office:value-type="string" calcext:value-type="string">
            <text:p>Entry Location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table:style-name="ce34" office:value-type="string" calcext:value-type="string">
            <text:p># of Cars: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/>
          <table:table-cell table:formula="of:=IF([.J39]=1;[.I39];IF([.K39]=1;[.I39]&amp;&quot; &quot;&amp;[.J39]; IF([.J39]=1;[.I39]&amp;&quot; &quot;&amp;[.J39]&amp;&quot; &quot;&amp;[.K39]; IF([.K39]=1;[.I39]&amp;&quot; &quot;&amp;[.J39]&amp;&quot; &quot;&amp;[.K39]&amp;&quot; &quot;&amp;[.J39]; IF([.L39]=1;[.I39]&amp;&quot; &quot;&amp;[.J39]&amp;&quot; &quot;&amp;[.K39]&amp;&quot; &quot;&amp;[.J39]&amp;&quot; &quot;&amp;[.K39];0)))))" office:value-type="string" office:string-value="# of Cars:" calcext:value-type="string">
            <text:p># of Cars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7" office:value-type="string" calcext:value-type="string">
            <text:p>Interior Features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table:style-name="ce34" office:value-type="string" calcext:value-type="string">
            <text:p># of Garage Spaces: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float" office:value="2" calcext:value-type="float">
            <text:p>2</text:p>
          </table:table-cell>
          <table:table-cell table:number-columns-repeated="2"/>
          <table:table-cell table:formula="of:=IF([.J40]=1;[.I40];IF([.K40]=1;[.I40]&amp;&quot; &quot;&amp;[.J40]; IF([.L40]=1;[.I40]&amp;&quot; &quot;&amp;[.J40]&amp;&quot; &quot;&amp;[.K40]; IF([.J40]=1;[.I40]&amp;&quot; &quot;&amp;[.J40]&amp;&quot; &quot;&amp;[.K40]&amp;&quot; &quot;&amp;[.L40]; IF([.K40]=1;[.I40]&amp;&quot; &quot;&amp;[.J40]&amp;&quot; &quot;&amp;[.K40]&amp;&quot; &quot;&amp;[.L40]&amp;&quot; &quot;&amp;[.J40];0)))))" office:value-type="string" office:string-value="# of Garage Spaces:" calcext:value-type="string">
            <text:p># of Garage Spaces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10" office:value-type="string" calcext:value-type="string">
            <text:p># of Fireplaces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number-columns-repeated="2"/>
          <table:table-cell table:style-name="ce7" table:number-columns-repeated="2"/>
          <table:table-cell office:value-type="string" calcext:value-type="string">
            <text:p>Sq. Ft. Sourc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Assessor</text:p>
          </table:table-cell>
          <table:table-cell table:number-columns-repeated="2"/>
          <table:table-cell table:formula="of:=IF([.J41]=1;[.I41];IF([.K41]=1;[.I41]&amp;&quot; &quot;&amp;[.J41]; IF([.J41]=1;[.I41]&amp;&quot; &quot;&amp;[.J41]&amp;&quot; &quot;&amp;[.K41]; IF([.K41]=1;[.I41]&amp;&quot; &quot;&amp;[.J41]&amp;&quot; &quot;&amp;[.K41]&amp;&quot; &quot;&amp;[.J41]; IF([.L41]=1;[.I41]&amp;&quot; &quot;&amp;[.J41]&amp;&quot; &quot;&amp;[.K41]&amp;&quot; &quot;&amp;[.J41]&amp;&quot; &quot;&amp;[.K41];0)))))" office:value-type="string" office:string-value="Sq. Ft. Source:" calcext:value-type="string">
            <text:p>Sq. Ft. Source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10" office:value-type="string" calcext:value-type="string">
            <text:p># of Detached Garage Spaces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number-columns-repeated="3"/>
          <table:table-cell table:style-name="ce34" office:value-type="string" calcext:value-type="string">
            <text:p>Age: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non-null</text:p>
          </table:table-cell>
          <table:table-cell table:style-name="ce34" office:value-type="string" calcext:value-type="string">
            <text:p>object</text:p>
          </table:table-cell>
          <table:table-cell table:style-name="ce30" office:value-type="string" calcext:value-type="string">
            <text:p>91-100 Years</text:p>
          </table:table-cell>
          <table:table-cell table:number-columns-repeated="2"/>
          <table:table-cell table:formula="of:=IF([.J42]=1;[.I42];IF([.K42]=1;[.I42]&amp;&quot; &quot;&amp;[.J42]; IF([.L42]=1;[.I42]&amp;&quot; &quot;&amp;[.J42]&amp;&quot; &quot;&amp;[.K42]; IF([#REF!]=1;[.I42]&amp;&quot; &quot;&amp;[.J42]&amp;&quot; &quot;&amp;[.K42]&amp;&quot; &quot;&amp;[.L42]; IF([.M49]=1;[.I42]&amp;&quot; &quot;&amp;[.J42]&amp;&quot; &quot;&amp;[.K42]&amp;&quot; &quot;&amp;[.L42]&amp;&quot; &quot;&amp;[#REF!];0)))))" office:value-type="string" office:string-value="Age:" calcext:value-type="string">
            <text:p>Age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10" office:value-type="string" calcext:value-type="string">
            <text:p># of Total Garage and Parking Spaces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/>
          <table:table-cell/>
          <table:table-cell table:style-name="ce5" office:value-type="string" calcext:value-type="string">
            <text:p>Elementary School District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2"/>
          <table:table-cell table:formula="of:=IF([.J43]=1;[.I43];IF([.K43]=1;[.I43]&amp;&quot; &quot;&amp;[.J43]; IF([.J43]=1;[.I43]&amp;&quot; &quot;&amp;[.J43]&amp;&quot; &quot;&amp;[.K43]; IF([.K43]=1;[.I43]&amp;&quot; &quot;&amp;[.J43]&amp;&quot; &quot;&amp;[.K43]&amp;&quot; &quot;&amp;[.J43]; IF([.L43]=1;[.I43]&amp;&quot; &quot;&amp;[.J43]&amp;&quot; &quot;&amp;[.K43]&amp;&quot; &quot;&amp;[.J43]&amp;&quot; &quot;&amp;[.K43];0)))))" office:value-type="string" office:string-value="Elementary School District:" calcext:value-type="string">
            <text:p>Elementary School District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10" office:value-type="string" calcext:value-type="string">
            <text:p># of Garage Spaces: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non-null</text:p>
          </table:table-cell>
          <table:table-cell table:style-name="ce10" office:value-type="string" calcext:value-type="string">
            <text:p>object</text:p>
          </table:table-cell>
          <table:table-cell table:number-columns-repeated="3"/>
          <table:table-cell table:style-name="ce7"/>
          <table:table-cell table:style-name="ce5" office:value-type="string" calcext:value-type="string">
            <text:p>Junior High District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2"/>
          <table:table-cell table:formula="of:=IF([.J44]=1;[.I44];IF([.K44]=1;[.I44]&amp;&quot; &quot;&amp;[.J44]; IF([.J44]=1;[.I44]&amp;&quot; &quot;&amp;[.J44]&amp;&quot; &quot;&amp;[.K44]; IF([.K44]=1;[.I44]&amp;&quot; &quot;&amp;[.J44]&amp;&quot; &quot;&amp;[.K44]&amp;&quot; &quot;&amp;[.J44]; IF([.L44]=1;[.I44]&amp;&quot; &quot;&amp;[.J44]&amp;&quot; &quot;&amp;[.K44]&amp;&quot; &quot;&amp;[.J44]&amp;&quot; &quot;&amp;[.K44];0)))))" office:value-type="string" office:string-value="Junior High District:" calcext:value-type="string">
            <text:p>Junior High District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School District Name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number-columns-repeated="2"/>
          <table:table-cell table:style-name="ce7" table:number-columns-repeated="2"/>
          <table:table-cell table:style-name="ce5" office:value-type="string" calcext:value-type="string">
            <text:p>High School District: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non-null</text:p>
          </table:table-cell>
          <table:table-cell table:style-name="ce5" office:value-type="string" calcext:value-type="string">
            <text:p>object</text:p>
          </table:table-cell>
          <table:table-cell table:style-name="ce31" office:value-type="float" office:value="299" calcext:value-type="float">
            <text:p>299</text:p>
          </table:table-cell>
          <table:table-cell table:number-columns-repeated="2"/>
          <table:table-cell table:formula="of:=IF([.J45]=1;[.I45];IF([.K45]=1;[.I45]&amp;&quot; &quot;&amp;[.J45]; IF([.J45]=1;[.I45]&amp;&quot; &quot;&amp;[.J45]&amp;&quot; &quot;&amp;[.K45]; IF([.K45]=1;[.I45]&amp;&quot; &quot;&amp;[.J45]&amp;&quot; &quot;&amp;[.K45]&amp;&quot; &quot;&amp;[.J45]; IF([.L45]=1;[.I45]&amp;&quot; &quot;&amp;[.J45]&amp;&quot; &quot;&amp;[.K45]&amp;&quot; &quot;&amp;[.J45]&amp;&quot; &quot;&amp;[.K45];0)))))" office:value-type="string" office:string-value="High School District:" calcext:value-type="string">
            <text:p>High School District: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Cooling Type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Wat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Public</text:p>
          </table:table-cell>
          <table:table-cell table:number-columns-repeated="2"/>
          <table:table-cell table:formula="of:=IF([.J46]=1;[.I46];IF([.K46]=1;[.I46]&amp;&quot; &quot;&amp;[.J46]; IF([.L46]=1;[.I46]&amp;&quot; &quot;&amp;[.J46]&amp;&quot; &quot;&amp;[.K46]; IF([#REF!]=1;[.I46]&amp;&quot; &quot;&amp;[.J46]&amp;&quot; &quot;&amp;[.K46]&amp;&quot; &quot;&amp;[.L46]; IF([.M53]=1;[.I46]&amp;&quot; &quot;&amp;[.J46]&amp;&quot; &quot;&amp;[.K46]&amp;&quot; &quot;&amp;[.L46]&amp;&quot; &quot;&amp;[#REF!];0)))))" office:value-type="string" office:string-value="Water:" calcext:value-type="string">
            <text:p>Water: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Cooling Fuel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Tax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39" office:value-type="string" calcext:value-type="string">
            <text:p>$2,215.04</text:p>
          </table:table-cell>
          <table:table-cell table:number-columns-repeated="2"/>
          <table:table-cell table:formula="of:=IF([.J47]=1;[.I47];IF([.K47]=1;[.I47]&amp;&quot; &quot;&amp;[.J47]; IF([.L47]=1;[.I47]&amp;&quot; &quot;&amp;[.J47]&amp;&quot; &quot;&amp;[.K47]; IF([#REF!]=1;[.I47]&amp;&quot; &quot;&amp;[.J47]&amp;&quot; &quot;&amp;[.K47]&amp;&quot; &quot;&amp;[.L47]; IF([.M54]=1;[.I47]&amp;&quot; &quot;&amp;[.J47]&amp;&quot; &quot;&amp;[.K47]&amp;&quot; &quot;&amp;[.L47]&amp;&quot; &quot;&amp;[#REF!];0)))))" office:value-type="string" office:string-value="Tax:" calcext:value-type="string">
            <text:p>Tax: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Heating Fuel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Tax Yea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float" office:value="2017" calcext:value-type="float">
            <text:p>2017</text:p>
          </table:table-cell>
          <table:table-cell table:number-columns-repeated="2"/>
          <table:table-cell table:formula="of:=IF([.J48]=1;[.I48];IF([.J48]=1;[.I48]&amp;&quot; &quot;&amp;[.J48]; IF([.K48]=1;[.I48]&amp;&quot; &quot;&amp;[.J48]&amp;&quot; &quot;&amp;[.J48]; IF([.L48]=1;[.I48]&amp;&quot; &quot;&amp;[.J48]&amp;&quot; &quot;&amp;[.J48]&amp;&quot; &quot;&amp;[.K48]; IF([.M55]=1;[.I48]&amp;&quot; &quot;&amp;[.J48]&amp;&quot; &quot;&amp;[.J48]&amp;&quot; &quot;&amp;[.K48]&amp;&quot; &quot;&amp;[.L48];0)))))" office:value-type="string" office:string-value="Tax Year:" calcext:value-type="string">
            <text:p>Tax Year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Hot Water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Special Service Area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formula="of:=IF([.J49]=1;[.I49];IF([.K49]=1;[.I49]&amp;&quot; &quot;&amp;[.J49]; IF([.J49]=1;[.I49]&amp;&quot; &quot;&amp;[.J49]&amp;&quot; &quot;&amp;[.K49]; IF([.K49]=1;[.I49]&amp;&quot; &quot;&amp;[.J49]&amp;&quot; &quot;&amp;[.K49]&amp;&quot; &quot;&amp;[.J49]; IF([.L49]=1;[.I49]&amp;&quot; &quot;&amp;[.J49]&amp;&quot; &quot;&amp;[.K49]&amp;&quot; &quot;&amp;[.J49]&amp;&quot; &quot;&amp;[.K49];0)))))" office:value-type="string" office:string-value="Special Service Area:" calcext:value-type="string">
            <text:p>Special Service Area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Sewer Septic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Finance Cod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table:formula="of:=IF([.J50]=1;[.I50];IF([.J50]=1;[.I50]&amp;&quot; &quot;&amp;[.J50]; IF([.K50]=1;[.I50]&amp;&quot; &quot;&amp;[.J50]&amp;&quot; &quot;&amp;[.J50]; IF([.L50]=1;[.I50]&amp;&quot; &quot;&amp;[.J50]&amp;&quot; &quot;&amp;[.J50]&amp;&quot; &quot;&amp;[.K50]; IF([.M57]=1;[.I50]&amp;&quot; &quot;&amp;[.J50]&amp;&quot; &quot;&amp;[.J50]&amp;&quot; &quot;&amp;[.K50]&amp;&quot; &quot;&amp;[.L50];0)))))" office:value-type="string" office:string-value="Finance Code:" calcext:value-type="string">
            <text:p>Finance Code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Water Source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Townshi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LAKE</text:p>
          </table:table-cell>
          <table:table-cell table:number-columns-repeated="2"/>
          <table:table-cell table:formula="of:=IF([.J51]=1;[.I51];IF([.K51]=1;[.I51]&amp;&quot; &quot;&amp;[.J51]; IF([.L51]=1;[.I51]&amp;&quot; &quot;&amp;[.J51]&amp;&quot; &quot;&amp;[.K51]; IF([#REF!]=1;[.I51]&amp;&quot; &quot;&amp;[.J51]&amp;&quot; &quot;&amp;[.K51]&amp;&quot; &quot;&amp;[.L51]; IF([.M58]=1;[.I51]&amp;&quot; &quot;&amp;[.J51]&amp;&quot; &quot;&amp;[.K51]&amp;&quot; &quot;&amp;[.L51]&amp;&quot; &quot;&amp;[#REF!];0)))))" office:value-type="string" office:string-value="Township:" calcext:value-type="string">
            <text:p>Township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Directions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office:value-type="string" calcext:value-type="string">
            <text:p>Corporate Limit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CHICAGO</text:p>
          </table:table-cell>
          <table:table-cell table:number-columns-repeated="2"/>
          <table:table-cell table:formula="of:=IF([.J52]=1;[.I52];IF([.J52]=1;[.I52]&amp;&quot; &quot;&amp;[.J52]; IF([.K52]=1;[.I52]&amp;&quot; &quot;&amp;[.J52]&amp;&quot; &quot;&amp;[.J52]; IF([.L52]=1;[.I52]&amp;&quot; &quot;&amp;[.J52]&amp;&quot; &quot;&amp;[.J52]&amp;&quot; &quot;&amp;[.K52]; IF([.M59]=1;[.I52]&amp;&quot; &quot;&amp;[.J52]&amp;&quot; &quot;&amp;[.J52]&amp;&quot; &quot;&amp;[.K52]&amp;&quot; &quot;&amp;[.L52];0)))))" office:value-type="string" office:string-value="Corporate Limits:" calcext:value-type="string">
            <text:p>Corporate Limits: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Municipality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 table:style-name="ce23"/>
          <table:table-cell table:style-name="ce7" table:number-columns-repeated="2"/>
          <table:table-cell office:value-type="string" calcext:value-type="string">
            <text:p>Direction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WESTERN TO 65TH WEST TO TALMAN NORTH TO PROPERTY</text:p>
          </table:table-cell>
          <table:table-cell table:number-columns-repeated="2"/>
          <table:table-cell table:formula="of:=IF([.J53]=1;[.I53];IF([.K53]=1;[.I53]&amp;&quot; &quot;&amp;[.J53]; IF([.L53]=1;[.I53]&amp;&quot; &quot;&amp;[.J53]&amp;&quot; &quot;&amp;[.K53]; IF([#REF!]=1;[.I53]&amp;&quot; &quot;&amp;[.J53]&amp;&quot; &quot;&amp;[.K53]&amp;&quot; &quot;&amp;[.L53]; IF([.M60]=1;[.I53]&amp;&quot; &quot;&amp;[.J53]&amp;&quot; &quot;&amp;[.K53]&amp;&quot; &quot;&amp;[.L53]&amp;&quot; &quot;&amp;[#REF!];0)))))" office:value-type="string" office:string-value="Directions:" calcext:value-type="string">
            <text:p>Directions:</text:p>
          </table:table-cell>
          <table:table-cell table:number-columns-repeated="1007"/>
        </table:table-row>
        <table:table-row table:style-name="ro1">
          <table:table-cell table:style-name="ce11" office:value-type="string" calcext:value-type="string">
            <text:p>City/Town Tax: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n-null</text:p>
          </table:table-cell>
          <table:table-cell table:style-name="ce11" office:value-type="string" calcext:value-type="string">
            <text:p>object</text:p>
          </table:table-cell>
          <table:table-cell table:style-name="ce14"/>
          <table:table-cell table:style-name="ce24"/>
          <table:table-cell table:style-name="ce32" table:number-columns-repeated="2"/>
          <table:table-cell table:style-name="ce32" office:value-type="string" calcext:value-type="string">
            <text:p>Possession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non-null</text:p>
          </table:table-cell>
          <table:table-cell table:style-name="ce32" office:value-type="string" calcext:value-type="string">
            <text:p>object</text:p>
          </table:table-cell>
          <table:table-cell office:value-type="string" calcext:value-type="string">
            <text:p>Closing, Immediate</text:p>
          </table:table-cell>
          <table:table-cell table:style-name="ce32" table:number-columns-repeated="2"/>
          <table:table-cell table:formula="of:=IF([.J54]=1;[.I54];IF([.K54]=1;[.I54]&amp;&quot; &quot;&amp;[.J54]; IF([.L54]=1;[.I54]&amp;&quot; &quot;&amp;[.J54]&amp;&quot; &quot;&amp;[.K54]; IF([#REF!]=1;[.I54]&amp;&quot; &quot;&amp;[.J54]&amp;&quot; &quot;&amp;[.K54]&amp;&quot; &quot;&amp;[.L54]; IF([.M61]=1;[.I54]&amp;&quot; &quot;&amp;[.J54]&amp;&quot; &quot;&amp;[.K54]&amp;&quot; &quot;&amp;[.L54]&amp;&quot; &quot;&amp;[#REF!];0)))))" office:value-type="string" office:string-value="Possession:" calcext:value-type="string">
            <text:p>Possession:</text:p>
          </table:table-cell>
          <table:table-cell table:style-name="ce32" table:number-columns-repeated="2"/>
          <table:table-cell table:style-name="ce14" table:number-columns-repeated="1005"/>
        </table:table-row>
        <table:table-row table:style-name="ro1">
          <table:table-cell table:style-name="ce11" office:value-type="string" calcext:value-type="string">
            <text:p>City/Town Tax Pymnt Frequency: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n-null</text:p>
          </table:table-cell>
          <table:table-cell table:style-name="ce11" office:value-type="string" calcext:value-type="string">
            <text:p>object</text:p>
          </table:table-cell>
          <table:table-cell table:style-name="ce14"/>
          <table:table-cell table:style-name="ce25"/>
          <table:table-cell table:style-name="ce14"/>
          <table:table-cell table:style-name="ce32"/>
          <table:table-cell table:style-name="ce32" office:value-type="string" calcext:value-type="string">
            <text:p>Holds Earnest Money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non-null</text:p>
          </table:table-cell>
          <table:table-cell table:style-name="ce32"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 table:style-name="ce32" table:number-columns-repeated="2"/>
          <table:table-cell table:formula="of:=IF([.J55]=1;[.I55];IF([.K55]=1;[.I55]&amp;&quot; &quot;&amp;[.J55]; IF([.J55]=1;[.I55]&amp;&quot; &quot;&amp;[.J55]&amp;&quot; &quot;&amp;[.K55]; IF([.K55]=1;[.I55]&amp;&quot; &quot;&amp;[.J55]&amp;&quot; &quot;&amp;[.K55]&amp;&quot; &quot;&amp;[.J55]; IF([.L55]=1;[.I55]&amp;&quot; &quot;&amp;[.J55]&amp;&quot; &quot;&amp;[.K55]&amp;&quot; &quot;&amp;[.J55]&amp;&quot; &quot;&amp;[.K55];0)))))" office:value-type="string" office:string-value="Holds Earnest Money:" calcext:value-type="string">
            <text:p>Holds Earnest Money:</text:p>
          </table:table-cell>
          <table:table-cell table:style-name="ce32" table:number-columns-repeated="2"/>
          <table:table-cell table:style-name="ce14" table:number-columns-repeated="1005"/>
        </table:table-row>
        <table:table-row table:style-name="ro1">
          <table:table-cell table:style-name="ce11" office:value-type="string" calcext:value-type="string">
            <text:p>Tax Assessed Value: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non-null</text:p>
          </table:table-cell>
          <table:table-cell table:style-name="ce11" office:value-type="string" calcext:value-type="string">
            <text:p>object</text:p>
          </table:table-cell>
          <table:table-cell table:style-name="ce14"/>
          <table:table-cell table:style-name="ce25"/>
          <table:table-cell table:style-name="ce32" table:number-columns-repeated="2"/>
          <table:table-cell table:style-name="ce32" office:value-type="string" calcext:value-type="string">
            <text:p>Sale Terms: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string" calcext:value-type="string">
            <text:p>non-null</text:p>
          </table:table-cell>
          <table:table-cell table:style-name="ce32" office:value-type="string" calcext:value-type="string">
            <text:p>object</text:p>
          </table:table-cell>
          <table:table-cell office:value-type="string" calcext:value-type="string">
            <text:p>Cash Only</text:p>
          </table:table-cell>
          <table:table-cell table:style-name="ce32" table:number-columns-repeated="2"/>
          <table:table-cell table:formula="of:=IF([.J56]=1;[.I56];IF([.J56]=1;[.I56]&amp;&quot; &quot;&amp;[.J56]; IF([.K56]=1;[.I56]&amp;&quot; &quot;&amp;[.J56]&amp;&quot; &quot;&amp;[.J56]; IF([.L56]=1;[.I56]&amp;&quot; &quot;&amp;[.J56]&amp;&quot; &quot;&amp;[.J56]&amp;&quot; &quot;&amp;[.K56]; IF([.M63]=1;[.I56]&amp;&quot; &quot;&amp;[.J56]&amp;&quot; &quot;&amp;[.J56]&amp;&quot; &quot;&amp;[.K56]&amp;&quot; &quot;&amp;[.L56];0)))))" office:value-type="string" office:string-value="Sale Terms:" calcext:value-type="string">
            <text:p>Sale Terms:</text:p>
          </table:table-cell>
          <table:table-cell table:style-name="ce32" table:number-columns-repeated="2"/>
          <table:table-cell table:style-name="ce14" table:number-columns-repeated="1005"/>
        </table:table-row>
        <table:table-row table:style-name="ro1">
          <table:table-cell table:style-name="ce9" office:value-type="string" calcext:value-type="string">
            <text:p>Tax Year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/>
          <table:table-cell table:style-name="ce23"/>
          <table:table-cell table:style-name="ce7" table:number-columns-repeated="2"/>
          <table:table-cell office:value-type="string" calcext:value-type="string">
            <text:p>Seller Concession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formula="of:=IF([.J57]=1;[.I57];IF([.J57]=1;[.I57]&amp;&quot; &quot;&amp;[.J57]; IF([.K57]=1;[.I57]&amp;&quot; &quot;&amp;[.J57]&amp;&quot; &quot;&amp;[.J57]; IF([.L57]=1;[.I57]&amp;&quot; &quot;&amp;[.J57]&amp;&quot; &quot;&amp;[.J57]&amp;&quot; &quot;&amp;[.K57]; IF([.M57]=1;[.I57]&amp;&quot; &quot;&amp;[.J57]&amp;&quot; &quot;&amp;[.J57]&amp;&quot; &quot;&amp;[.K57]&amp;&quot; &quot;&amp;[.L57];0)))))" office:value-type="string" office:string-value="Seller Concessions:" calcext:value-type="string">
            <text:p>Seller Concessions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Tax Annual Amount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number-columns-repeated="2"/>
          <table:table-cell table:style-name="ce7" table:number-columns-repeated="2"/>
          <table:table-cell office:value-type="string" calcext:value-type="string">
            <text:p>Dimension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25 X 125</text:p>
          </table:table-cell>
          <table:table-cell table:number-columns-repeated="2"/>
          <table:table-cell table:formula="of:=IF([.J58]=1;[.I58];IF([.K58]=1;[.I58]&amp;&quot; &quot;&amp;[.J58]; IF([.L58]=1;[.I58]&amp;&quot; &quot;&amp;[.J58]&amp;&quot; &quot;&amp;[.K58]; IF([#REF!]=1;[.I58]&amp;&quot; &quot;&amp;[.J58]&amp;&quot; &quot;&amp;[.K58]&amp;&quot; &quot;&amp;[.L58]; IF([.M58]=1;[.I58]&amp;&quot; &quot;&amp;[.J58]&amp;&quot; &quot;&amp;[.K58]&amp;&quot; &quot;&amp;[.L58]&amp;&quot; &quot;&amp;[#REF!];0)))))" office:value-type="string" office:string-value="Dimensions:" calcext:value-type="string">
            <text:p>Dimensions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Total Taxes Payment Frequency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number-columns-repeated="3"/>
          <table:table-cell table:style-name="ce7"/>
          <table:table-cell office:value-type="string" calcext:value-type="string">
            <text:p># of Room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J59]=1;[.I59];IF([.K59]=1;[.I59]&amp;&quot; &quot;&amp;[.J59]; IF([.J59]=1;[.I59]&amp;&quot; &quot;&amp;[.J59]&amp;&quot; &quot;&amp;[.K59]; IF([.K59]=1;[.I59]&amp;&quot; &quot;&amp;[.J59]&amp;&quot; &quot;&amp;[.K59]&amp;&quot; &quot;&amp;[.J59]; IF([.L59]=1;[.I59]&amp;&quot; &quot;&amp;[.J59]&amp;&quot; &quot;&amp;[.K59]&amp;&quot; &quot;&amp;[.J59]&amp;&quot; &quot;&amp;[.K59];0)))))" office:value-type="string" office:string-value="# of Rooms:" calcext:value-type="string">
            <text:p># of Rooms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Year Assessed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/>
          <table:table-cell table:style-name="ce7" table:number-columns-repeated="2"/>
          <table:table-cell office:value-type="string" calcext:value-type="string">
            <text:p>Ownership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Fee Simple</text:p>
          </table:table-cell>
          <table:table-cell table:number-columns-repeated="2"/>
          <table:table-cell table:formula="of:=IF([.J60]=1;[.I60];IF([.K60]=1;[.I60]&amp;&quot; &quot;&amp;[.J60]; IF([.L60]=1;[.I60]&amp;&quot; &quot;&amp;[.J60]&amp;&quot; &quot;&amp;[.K60]; IF([#REF!]=1;[.I60]&amp;&quot; &quot;&amp;[.J60]&amp;&quot; &quot;&amp;[.K60]&amp;&quot; &quot;&amp;[.L60]; IF([.M60]=1;[.I60]&amp;&quot; &quot;&amp;[.J60]&amp;&quot; &quot;&amp;[.K60]&amp;&quot; &quot;&amp;[.L60]&amp;&quot; &quot;&amp;[#REF!];0)))))" office:value-type="string" office:string-value="Ownership:" calcext:value-type="string">
            <text:p>Ownership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Year Built Source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number-columns-repeated="2"/>
          <table:table-cell table:style-name="ce7" table:number-columns-repeated="2"/>
          <table:table-cell office:value-type="string" calcext:value-type="string">
            <text:p>Assessor Sq.Ft.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float" office:value="1125" calcext:value-type="float">
            <text:p>1125</text:p>
          </table:table-cell>
          <table:table-cell table:number-columns-repeated="2"/>
          <table:table-cell table:formula="of:=IF([.J61]=1;[.I61];IF([.J61]=1;[.I61]&amp;&quot; &quot;&amp;[.J61]; IF([.K61]=1;[.I61]&amp;&quot; &quot;&amp;[.J61]&amp;&quot; &quot;&amp;[.J61]; IF([.L61]=1;[.I61]&amp;&quot; &quot;&amp;[.J61]&amp;&quot; &quot;&amp;[.J61]&amp;&quot; &quot;&amp;[.K61]; IF([.M61]=1;[.I61]&amp;&quot; &quot;&amp;[.J61]&amp;&quot; &quot;&amp;[.J61]&amp;&quot; &quot;&amp;[.K61]&amp;&quot; &quot;&amp;[.L61];0)))))" office:value-type="string" office:string-value="Assessor Sq.Ft.:" calcext:value-type="string">
            <text:p>Assessor Sq.Ft.:</text:p>
          </table:table-cell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9" office:value-type="string" calcext:value-type="string">
            <text:p>Construction Materials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/>
          <table:table-cell table:style-name="ce7" table:number-columns-repeated="2"/>
          <table:table-cell office:value-type="string" calcext:value-type="string">
            <text:p>Aprox. Total Finished Sq. Ft.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J62]=1;[.I62];IF([.K62]=1;[.I62]&amp;&quot; &quot;&amp;[.J62]; IF([.L62]=1;[.I62]&amp;&quot; &quot;&amp;[.J62]&amp;&quot; &quot;&amp;[.K62]; IF([#REF!]=1;[.I62]&amp;&quot; &quot;&amp;[.J62]&amp;&quot; &quot;&amp;[.K62]&amp;&quot; &quot;&amp;[.L62]; IF([.J62]=1;[.I62]&amp;&quot; &quot;&amp;[.J62]&amp;&quot; &quot;&amp;[.K62]&amp;&quot; &quot;&amp;[.L62]&amp;&quot; &quot;&amp;[#REF!];0)))))" office:value-type="string" office:string-value="Aprox. Total Finished Sq. Ft.:" calcext:value-type="string">
            <text:p>Aprox. Total Finished Sq. Ft.: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Tidal Water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/>
          <table:table-cell table:style-name="ce7" table:number-columns-repeated="2"/>
          <table:table-cell office:value-type="string" calcext:value-type="string">
            <text:p>Parcel Identification Numb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office:value-type="float" office:value="19242020360000" calcext:value-type="float">
            <text:p>19242020360000</text:p>
          </table:table-cell>
          <table:table-cell table:number-columns-repeated="2"/>
          <table:table-cell table:formula="of:=IF([.J63]=1;[.I63];IF([.K63]=1;[.I63]&amp;&quot; &quot;&amp;[.J63]; IF([.J63]=1;[.I63]&amp;&quot; &quot;&amp;[.J63]&amp;&quot; &quot;&amp;[.K63]; IF([.K63]=1;[.I63]&amp;&quot; &quot;&amp;[.J63]&amp;&quot; &quot;&amp;[.K63]&amp;&quot; &quot;&amp;[.J63]; IF([.L63]=1;[.I63]&amp;&quot; &quot;&amp;[.J63]&amp;&quot; &quot;&amp;[.K63]&amp;&quot; &quot;&amp;[.J63]&amp;&quot; &quot;&amp;[.K63];0)))))" office:value-type="string" office:string-value="Parcel Identification Number:" calcext:value-type="string">
            <text:p>Parcel Identification Number:</text:p>
          </table:table-cell>
          <table:table-cell table:number-columns-repeated="1007"/>
        </table:table-row>
        <table:table-row table:style-name="ro1">
          <table:table-cell table:style-name="ce9" office:value-type="string" calcext:value-type="string">
            <text:p>Soil Types: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non-null</text:p>
          </table:table-cell>
          <table:table-cell table:style-name="ce9" office:value-type="string" calcext:value-type="string">
            <text:p>object</text:p>
          </table:table-cell>
          <table:table-cell table:style-name="ce7"/>
          <table:table-cell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9" table:number-columns-repeated="4"/>
          <table:table-cell table:style-name="ce7"/>
          <table:table-cell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Structure Type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style-name="ce7"/>
          <table:table-cell/>
          <table:table-cell table:style-name="ce7" table:number-columns-repeated="2"/>
          <table:table-cell table:number-columns-repeated="1015"/>
        </table:table-row>
        <table:table-row table:style-name="ro1">
          <table:table-cell table:style-name="ce7" office:value-type="string" calcext:value-type="string">
            <text:p>Ownership Interest: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style-name="ce7"/>
          <table:table-cell/>
          <table:table-cell table:style-name="ce7" table:number-columns-repeated="2"/>
          <table:table-cell table:number-columns-repeated="3"/>
          <table:table-cell table:style-name="Default"/>
          <table:table-cell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ce1" table:number-columns-repeated="998"/>
          <table:table-cell table:number-columns-repeated="7"/>
        </table:table-row>
        <table:table-row table:style-name="ro1">
          <table:table-cell table:style-name="ce7" table:number-columns-repeated="5"/>
          <table:table-cell table:style-name="ce23"/>
          <table:table-cell table:style-name="ce7" table:number-columns-repeated="2"/>
          <table:table-cell table:number-columns-repeated="3"/>
          <table:table-cell table:style-name="Default"/>
          <table:table-cell table:style-name="ce21"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style-name="ce7" table:number-columns-repeated="5"/>
          <table:table-cell table:style-name="ce23"/>
          <table:table-cell table:style-name="ce7" table:number-columns-repeated="2"/>
          <table:table-cell table:number-columns-repeated="1015"/>
        </table:table-row>
        <table:table-row table:style-name="ro1" table:number-rows-repeated="2">
          <table:table-cell table:style-name="ce7" table:number-columns-repeated="5"/>
          <table:table-cell table:style-name="ce23"/>
          <table:table-cell table:style-name="ce7" table:number-columns-repeated="2"/>
          <table:table-cell table:number-columns-repeated="2"/>
          <table:table-cell table:style-name="ce23"/>
          <table:table-cell/>
          <table:table-cell table:style-name="ce7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 table:number-rows-repeated="3">
          <table:table-cell table:style-name="ce7" table:number-columns-repeated="5"/>
          <table:table-cell table:style-name="ce23"/>
          <table:table-cell table:style-name="ce7"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7" table:number-columns-repeated="5"/>
          <table:table-cell table:style-name="ce23"/>
          <table:table-cell table:style-name="ce7"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Luxury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4th floor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Westerly views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Waterfront park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loor-ceiling windows</text:p>
          </table:table-cell>
          <table:table-cell table:number-columns-repeated="3"/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<text:s/>Open concept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stylish kitchen</text:p>
          </table:table-cell>
          <table:table-cell table:number-columns-repeated="3"/>
          <table:table-cell table:style-name="Default" table:number-columns-repeated="7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soft close</text:p>
          </table:table-cell>
          <table:table-cell table:number-columns-repeated="3"/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quartz</text:p>
          </table:table-cell>
          <table:table-cell table:number-columns-repeated="3"/>
          <table:table-cell table:style-name="Default" table:number-columns-repeated="5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lrg island</text:p>
          </table:table-cell>
          <table:table-cell table:number-columns-repeated="3"/>
          <table:table-cell office:value-type="string" calcext:value-type="string">
            <text:p>elem_school_name</text:p>
          </table:table-cell>
          <table:table-cell office:value-type="string" calcext:value-type="string">
            <text:p>Bush Elementary School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high-end appliances</text:p>
          </table:table-cell>
          <table:table-cell table:number-columns-repeated="3"/>
          <table:table-cell office:value-type="string" calcext:value-type="string">
            <text:p>elem_school_grades</text:p>
          </table:table-cell>
          <table:table-cell office:value-type="string" calcext:value-type="string">
            <text:p><text:s/>K to 5</text:p>
          </table:table-cell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micro drawer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large walk in closet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tile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wall hung comfort height toilets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tiled shower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ual vanities</text:p>
          </table:table-cell>
          <table:table-cell table:number-columns-repeated="3"/>
          <table:table-cell table:style-name="Default" table:number-columns-repeated="6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6" office:value-type="string" calcext:value-type="string">
            <text:p>W/D, included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Front balcony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gas &amp; overhead heater</text:p>
          </table:table-cell>
          <table:table-cell table:number-columns-repeated="3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Water on both balconies</text:p>
          </table:table-cell>
          <table:table-cell table:number-columns-repeated="3"/>
          <table:table-cell table:style-name="ce5" office:value-type="string" calcext:value-type="string">
            <text:p>County</text:p>
          </table:table-cell>
          <table:table-cell table:style-name="ce5" office:value-type="string" calcext:value-type="string">
            <text:p>Marion County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8"/>
          <table:table-cell table:style-name="ce5" office:value-type="string" calcext:value-type="string">
            <text:p>APN</text:p>
          </table:table-cell>
          <table:table-cell table:style-name="ce5" office:value-type="string" calcext:value-type="string">
            <text:p>R347332</text:p>
          </table:table-cell>
          <table:table-cell table:style-name="Default" table:number-columns-repeated="4"/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address</text:p>
          </table:table-cell>
          <table:table-cell table:style-name="ce8" office:value-type="string" calcext:value-type="string">
            <text:p>156 Front St NE #460</text:p>
          </table:table-cell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<text:s/>Salem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zip_code</text:p>
          </table:table-cell>
          <table:table-cell table:style-name="ce8" office:value-type="float" office:value="97301" calcext:value-type="float">
            <text:p>97301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state</text:p>
          </table:table-cell>
          <table:table-cell table:style-name="ce15" office:value-type="string" calcext:value-type="string">
            <text:p><text:s/>None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description</text:p>
          </table:table-cell>
          <table:table-cell table:style-name="ce8"/>
          <table:table-cell table:number-columns-repeated="3"/>
          <table:table-cell table:style-name="ce5" office:value-type="string" calcext:value-type="string">
            <text:p>Fireplace</text:p>
          </table:table-cell>
          <table:table-cell table:style-name="ce6" office:value-type="string" calcext:value-type="string">
            <text:p>Gas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mls_num</text:p>
          </table:table-cell>
          <table:table-cell table:style-name="ce8" office:value-type="float" office:value="18258478" calcext:value-type="float">
            <text:p>18258478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num_beds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Heating</text:p>
          </table:table-cell>
          <table:table-cell table:style-name="ce6" office:value-type="string" calcext:value-type="string">
            <text:p>Other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num_baths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Fuel</text:p>
          </table:table-cell>
          <table:table-cell table:style-name="ce6" office:value-type="string" calcext:value-type="string">
            <text:p>Electricity, Gas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home_sqft</text:p>
          </table:table-cell>
          <table:table-cell table:style-name="ce15" office:value-type="float" office:value="753" calcext:value-type="float">
            <text:p>753</text:p>
          </table:table-cell>
          <table:table-cell table:number-columns-repeated="3"/>
          <table:table-cell table:style-name="ce5" office:value-type="string" calcext:value-type="string">
            <text:p>Hot Water</text:p>
          </table:table-cell>
          <table:table-cell table:style-name="ce6" office:value-type="string" calcext:value-type="string">
            <text:p>Gas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yr_blt</text:p>
          </table:table-cell>
          <table:table-cell table:style-name="ce15" office:value-type="float" office:value="2011" calcext:value-type="float">
            <text:p>2011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old</text:p>
          </table:table-cell>
          <table:table-cell table:number-columns-repeated="3"/>
          <table:table-cell table:style-name="ce5" office:value-type="string" calcext:value-type="string">
            <text:p>Year Built Details</text:p>
          </table:table-cell>
          <table:table-cell table:style-name="ce6" office:value-type="string" calcext:value-type="string">
            <text:p>Resale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redfin_est</text:p>
          </table:table-cell>
          <table:table-cell table:style-name="ce16" office:value-type="float" office:value="573814" calcext:value-type="float">
            <text:p>573814</text:p>
          </table:table-cell>
          <table:table-cell table:number-columns-repeated="3"/>
          <table:table-cell table:style-name="ce5" office:value-type="string" calcext:value-type="string">
            <text:p>Exterior</text:p>
          </table:table-cell>
          <table:table-cell table:style-name="ce6" office:value-type="string" calcext:value-type="string">
            <text:p>Metal Siding</text:p>
          </table:table-cell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4" office:value-type="string" calcext:value-type="string">
            <text:p>sold_price</text:p>
          </table:table-cell>
          <table:table-cell table:style-name="ce16" office:value-type="float" office:value="716500" calcext:value-type="float">
            <text:p>716500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Bed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Baths</text:p>
          </table:table-cell>
          <table:table-cell table:style-name="ce8" office:value-type="float" office:value="2" calcext:value-type="float">
            <text:p>2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Sq. Ft.</text:p>
          </table:table-cell>
          <table:table-cell table:style-name="ce8" office:value-type="float" office:value="1753" calcext:value-type="float">
            <text:p>1753</text:p>
          </table:table-cell>
          <table:table-cell table:number-columns-repeated="3"/>
          <table:table-cell table:style-name="Default" table:number-columns-repeated="3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Stories</text:p>
          </table:table-cell>
          <table:table-cell table:style-name="ce8" office:value-type="string" calcext:value-type="string">
            <text:p>—</text:p>
          </table:table-cell>
          <table:table-cell table:number-columns-repeated="3"/>
          <table:table-cell table:style-name="ce5" office:value-type="string" calcext:value-type="string">
            <text:p>Water</text:p>
          </table:table-cell>
          <table:table-cell table:style-name="ce6" office:value-type="string" calcext:value-type="string">
            <text:p>Public</text:p>
          </table:table-cell>
          <table:table-cell table:style-name="Default"/>
          <table:table-cell/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Lot Size</text:p>
          </table:table-cell>
          <table:table-cell table:style-name="ce8" office:value-type="string" calcext:value-type="string">
            <text:p>—</text:p>
          </table:table-cell>
          <table:table-cell table:number-columns-repeated="3"/>
          <table:table-cell table:style-name="ce5" office:value-type="string" calcext:value-type="string">
            <text:p>Sewer</text:p>
          </table:table-cell>
          <table:table-cell table:style-name="ce6" office:value-type="string" calcext:value-type="string">
            <text:p>Public Sewer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Style</text:p>
          </table:table-cell>
          <table:table-cell table:style-name="ce8" office:value-type="string" calcext:value-type="string">
            <text:p>Condo/Co-op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Year Built</text:p>
          </table:table-cell>
          <table:table-cell table:style-name="ce8" office:value-type="float" office:value="2011" calcext:value-type="float">
            <text:p>2011</text:p>
          </table:table-cell>
          <table:table-cell table:number-columns-repeated="3"/>
          <table:table-cell table:style-name="Default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Year Renovated</text:p>
          </table:table-cell>
          <table:table-cell table:style-name="ce8" office:value-type="string" calcext:value-type="string">
            <text:p>—</text:p>
          </table:table-cell>
          <table:table-cell table:number-columns-repeated="3"/>
          <table:table-cell table:style-name="ce5" office:value-type="string" calcext:value-type="string">
            <text:p>Condo Association Contact</text:p>
          </table:table-cell>
          <table:table-cell table:style-name="ce6" office:value-type="string" calcext:value-type="string">
            <text:p>Teresa Krause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Level</text:p>
          </table:table-cell>
          <table:table-cell table:style-name="ce4" office:value-type="string" calcext:value-type="string">
            <text:p>Main</text:p>
          </table:table-cell>
          <table:table-cell table:number-columns-repeated="3"/>
          <table:table-cell table:style-name="Default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# of Bathrooms (Full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Tax Amount</text:p>
          </table:table-cell>
          <table:table-cell table:style-name="ce37" office:value-type="string" calcext:value-type="string">
            <text:p>$2,516.02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# of Main Level Bathrooms (Full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Tax Deferral</text:p>
          </table:table-cell>
          <table:table-cell table:style-name="ce6" office:value-type="string" calcext:value-type="string">
            <text:p>No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Appliances</text:p>
          </table:table-cell>
          <table:table-cell table:style-name="ce4" office:value-type="string" calcext:value-type="string">
            <text:p>Built-in Microwave, Built-in Range, Built-in Dishwasher, Disposal, Island, Pantry, Stainless Steel Appliance(s), Quartz, Range Hood</text:p>
          </table:table-cell>
          <table:table-cell table:number-columns-repeated="3"/>
          <table:table-cell table:style-name="ce5" office:value-type="string" calcext:value-type="string">
            <text:p>Terms</text:p>
          </table:table-cell>
          <table:table-cell table:style-name="ce6" office:value-type="string" calcext:value-type="string">
            <text:p>Cash, Conventional</text:p>
          </table:table-cell>
          <table:table-cell table:style-name="ce6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# of Fireplaces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3"/>
          <table:table-cell table:style-name="ce5" office:value-type="string" calcext:value-type="string">
            <text:p>Terms Of Sale</text:p>
          </table:table-cell>
          <table:table-cell table:style-name="ce6" office:value-type="string" calcext:value-type="string">
            <text:p>Conventional</text:p>
          </table:table-cell>
          <table:table-cell table:style-name="ce6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Interior Features</text:p>
          </table:table-cell>
          <table:table-cell table:style-name="ce4" office:value-type="string" calcext:value-type="string">
            <text:p>Ceiling Fan, Laundry, Tile Floor, Washer/Dryer, Laminate Flooring, Quartz, Heated Tile Floor</text:p>
          </table:table-cell>
          <table:table-cell table:number-columns-repeated="3"/>
          <table:table-cell table:style-name="ce5" office:value-type="string" calcext:value-type="string">
            <text:p>Area</text:p>
          </table:table-cell>
          <table:table-cell table:style-name="ce6" office:value-type="string" calcext:value-type="string">
            <text:p>Marion Co</text:p>
          </table:table-cell>
          <table:table-cell table:style-name="ce6" office:value-type="string" calcext:value-type="string">
            <text:p><text:s/>Central Salem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# of Garage/Parking Spaces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5" office:value-type="string" calcext:value-type="string">
            <text:p>Seller Disclosure</text:p>
          </table:table-cell>
          <table:table-cell table:style-name="ce6" office:value-type="string" calcext:value-type="string">
            <text:p>Disclosure</text:p>
          </table:table-cell>
          <table:table-cell table:style-name="ce6"/>
          <table:table-cell table:style-name="Default" table:number-columns-repeated="7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Features</text:p>
          </table:table-cell>
          <table:table-cell table:style-name="ce4" office:value-type="string" calcext:value-type="string">
            <text:p>Covered Patio</text:p>
          </table:table-cell>
          <table:table-cell table:number-columns-repeated="3"/>
          <table:table-cell table:style-name="Default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Condo Association Name</text:p>
          </table:table-cell>
          <table:table-cell table:style-name="ce4" office:value-type="string" calcext:value-type="string">
            <text:p>Association of Unit Owners</text:p>
          </table:table-cell>
          <table:table-cell table:number-columns-repeated="3"/>
          <table:table-cell table:style-name="Default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Association Fee Includes</text:p>
          </table:table-cell>
          <table:table-cell table:style-name="ce4" office:value-type="string" calcext:value-type="string">
            <text:p>Gas, Sewer, Water, Maintenance</text:p>
          </table:table-cell>
          <table:table-cell table:number-columns-repeated="3"/>
          <table:table-cell table:style-name="Default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# of Stories (Total)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3"/>
          <table:table-cell table:style-name="ce5" office:value-type="string" calcext:value-type="string">
            <text:p>Sq. Ft. Source</text:p>
          </table:table-cell>
          <table:table-cell table:style-name="ce6" office:value-type="string" calcext:value-type="string">
            <text:p>county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View</text:p>
          </table:table-cell>
          <table:table-cell table:style-name="ce4" office:value-type="string" calcext:value-type="string">
            <text:p>River, Territorial</text:p>
          </table:table-cell>
          <table:table-cell table:number-columns-repeated="3"/>
          <table:table-cell table:style-name="Default" table:number-columns-repeated="10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Unit Location</text:p>
          </table:table-cell>
          <table:table-cell table:style-name="ce4" office:value-type="string" calcext:value-type="string">
            <text:p>Upper Floor</text:p>
          </table:table-cell>
          <table:table-cell table:number-columns-repeated="3"/>
          <table:table-cell table:style-name="ce5" office:value-type="string" calcext:value-type="string">
            <text:p>Possession</text:p>
          </table:table-cell>
          <table:table-cell table:style-name="ce6" office:value-type="string" calcext:value-type="string">
            <text:p>Close Of Escrow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8" office:value-type="string" calcext:value-type="string">
            <text:p>Legal Description</text:p>
          </table:table-cell>
          <table:table-cell table:style-name="ce4" office:value-type="string" calcext:value-type="string">
            <text:p>RIVERS CONDOMINIUMS, LOT R-10</text:p>
          </table:table-cell>
          <table:table-cell table:number-columns-repeated="3"/>
          <table:table-cell table:style-name="ce5" office:value-type="string" calcext:value-type="string">
            <text:p>ListingType</text:p>
          </table:table-cell>
          <table:table-cell table:style-name="ce6" office:value-type="string" calcext:value-type="string">
            <text:p>Exclusive Right To Sell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2" office:value-type="string" calcext:value-type="string">
            <text:p>Sq. Ft. (Main Level)</text:p>
          </table:table-cell>
          <table:table-cell table:style-name="ce17" office:value-type="float" office:value="1753" calcext:value-type="float">
            <text:p>1753</text:p>
          </table:table-cell>
          <table:table-cell table:number-columns-repeated="3"/>
          <table:table-cell table:style-name="ce5" office:value-type="string" calcext:value-type="string">
            <text:p>Limited Representation</text:p>
          </table:table-cell>
          <table:table-cell table:style-name="ce6" office:value-type="string" calcext:value-type="string">
            <text:p>Full Service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2" office:value-type="string" calcext:value-type="string">
            <text:p>Elementary School</text:p>
          </table:table-cell>
          <table:table-cell table:style-name="ce17" office:value-type="string" calcext:value-type="string">
            <text:p>Bush</text:p>
          </table:table-cell>
          <table:table-cell table:number-columns-repeated="3"/>
          <table:table-cell table:style-name="ce5" office:value-type="string" calcext:value-type="string">
            <text:p>Supplement Number</text:p>
          </table:table-cell>
          <table:table-cell table:style-name="ce6" office:value-type="float" office:value="1" calcext:value-type="float">
            <text:p>1</text:p>
          </table:table-cell>
          <table:table-cell table:style-name="Default" table:number-columns-repeated="8"/>
          <table:table-cell table:number-columns-repeated="1005"/>
        </table:table-row>
        <table:table-row table:style-name="ro1">
          <table:table-cell table:number-columns-repeated="3"/>
          <table:table-cell table:style-name="ce12" office:value-type="string" calcext:value-type="string">
            <text:p>Middle School</text:p>
          </table:table-cell>
          <table:table-cell table:style-name="ce17" office:value-type="string" calcext:value-type="string">
            <text:p>Leslie</text:p>
          </table:table-cell>
          <table:table-cell table:number-columns-repeated="5"/>
          <table:table-cell table:style-name="ce23"/>
          <table:table-cell office:value-type="string" calcext:value-type="string">
            <text:p><text:s/>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number-columns-repeated="3"/>
          <table:table-cell table:style-name="ce12" office:value-type="string" calcext:value-type="string">
            <text:p>High School</text:p>
          </table:table-cell>
          <table:table-cell table:style-name="ce17" office:value-type="string" calcext:value-type="string">
            <text:p>South Salem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3"/>
          <table:table-cell table:style-name="ce13" office:value-type="string" calcext:value-type="string">
            <text:p>elem_school_rating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style-name="Default" table:number-columns-repeated="4"/>
          <table:table-cell table:number-columns-repeated="1005"/>
        </table:table-row>
        <table:table-row table:style-name="ro1" table:number-rows-repeated="5">
          <table:table-cell table:number-columns-repeated="1023"/>
        </table:table-row>
        <table:table-row table:style-name="ro1">
          <table:table-cell table:number-columns-repeated="4"/>
          <table:table-cell table:style-name="ce18" office:value-type="string" calcext:value-type="string">
            <text:p>address</text:p>
          </table:table-cell>
          <table:table-cell table:style-name="ce26" office:value-type="string" calcext:value-type="string">
            <text:p>108 Pineview Dr </text:p>
          </table:table-cell>
          <table:table-cell table:style-name="ce33" office:value-type="string" calcext:value-type="string">
            <text:p>Delete space at the en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addres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city</text:p>
          </table:table-cell>
          <table:table-cell table:style-name="ce27" office:value-type="string" calcext:value-type="string">
            <text:p>Kernersville, </text:p>
          </table:table-cell>
          <table:table-cell table:style-name="ce10" office:value-type="string" calcext:value-type="string">
            <text:p>Delete coma and space at the end</text:p>
          </table:table-cell>
          <table:table-cell table:style-name="ce10" office:value-type="string" calcext:value-type="string">
            <text:p>use for search if zip search doesn’t give at least 2 results</text:p>
          </table:table-cell>
          <table:table-cell office:value-type="string" calcext:value-type="string">
            <text:p>city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state</text:p>
          </table:table-cell>
          <table:table-cell table:style-name="ce26" office:value-type="string" calcext:value-type="string">
            <text:p>NC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stat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zip_code</text:p>
          </table:table-cell>
          <table:table-cell table:style-name="ce15" office:value-type="float" office:value="27284" calcext:value-type="float">
            <text:p>27284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zip_cod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sqft</text:p>
          </table:table-cell>
          <table:table-cell table:style-name="ce15" office:value-type="string" calcext:value-type="string">
            <text:p>ViewSq</text:p>
          </table:table-cell>
          <table:table-cell table:style-name="ce8" office:value-type="string" calcext:value-type="string">
            <text:p>remove all letters and convert to string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sqft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latitude</text:p>
          </table:table-cell>
          <table:table-cell table:style-name="ce26" office:value-type="float" office:value="36.1138597" calcext:value-type="float">
            <text:p>36.1138597</text:p>
          </table:table-cell>
          <table:table-cell table:style-name="ce33" office:value-type="string" calcext:value-type="string">
            <text:p>convert to float</text:p>
          </table:table-cell>
          <table:table-cell table:style-name="ce33" office:value-type="string" calcext:value-type="string">
            <text:p>For later</text:p>
          </table:table-cell>
          <table:table-cell office:value-type="string" calcext:value-type="string">
            <text:p>latitud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longitude</text:p>
          </table:table-cell>
          <table:table-cell table:style-name="ce26" office:value-type="float" office:value="-80.0794761" calcext:value-type="float">
            <text:p>-80.0794761</text:p>
          </table:table-cell>
          <table:table-cell table:style-name="ce33" office:value-type="string" calcext:value-type="string">
            <text:p>convert to float</text:p>
          </table:table-cell>
          <table:table-cell table:style-name="ce33" office:value-type="string" calcext:value-type="string">
            <text:p>For later</text:p>
          </table:table-cell>
          <table:table-cell office:value-type="string" calcext:value-type="string">
            <text:p>longitud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Redfin Estimate</text:p>
          </table:table-cell>
          <table:table-cell table:style-name="ce28" office:value-type="string" calcext:value-type="string">
            <text:p>$72,616</text:p>
          </table:table-cell>
          <table:table-cell table:style-name="ce33" office:value-type="string" calcext:value-type="string">
            <text:p>convert to float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Redfin</text:p>
          </table:table-cell>
          <table:table-cell table:style-name="ce23" office:value-type="string" calcext:value-type="string">
            <text:p>Estim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Last Sold Price</text:p>
          </table:table-cell>
          <table:table-cell table:style-name="ce29" office:value-type="string" calcext:value-type="string">
            <text:p>$55,000</text:p>
          </table:table-cell>
          <table:table-cell table:style-name="ce8" office:value-type="string" calcext:value-type="string">
            <text:p>convert to floa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Last</text:p>
          </table:table-cell>
          <table:table-cell table:style-name="ce23" office:value-type="string" calcext:value-type="string">
            <text:p>Sold</text:p>
          </table:table-cell>
          <table:table-cell office:value-type="string" calcext:value-type="string">
            <text:p>Price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Beds</text:p>
          </table:table-cell>
          <table:table-cell table:style-name="ce15" office:value-type="float" office:value="3" calcext:value-type="float">
            <text:p>3</text:p>
          </table:table-cell>
          <table:table-cell table:style-name="ce8" office:value-type="string" calcext:value-type="string">
            <text:p>convert to floa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Bed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Bath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convert to floa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Bath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Built</text:p>
          </table:table-cell>
          <table:table-cell table:style-name="ce15" office:value-type="float" office:value="1880" calcext:value-type="float">
            <text:p>1880</text:p>
          </table:table-cell>
          <table:table-cell table:style-name="ce4" office:value-type="string" calcext:value-type="string">
            <text:p>convert to in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Built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Status</text:p>
          </table:table-cell>
          <table:table-cell table:style-name="ce26" office:value-type="string" calcext:value-type="string">
            <text:p>Sold</text:p>
          </table:table-cell>
          <table:table-cell table:style-name="ce18" office:value-type="string" calcext:value-type="string">
            <text:p>There are different types: get them all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Status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elem_school_name</text:p>
          </table:table-cell>
          <table:table-cell table:style-name="ce26" office:value-type="string" calcext:value-type="string">
            <text:p>Kernersville Elementary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elem_school_nam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elem_school_grades</text:p>
          </table:table-cell>
          <table:table-cell table:style-name="ce26" office:value-type="string" calcext:value-type="string">
            <text:p><text:s/>K to 5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elem_school_grade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elem_school_rating</text:p>
          </table:table-cell>
          <table:table-cell table:style-name="ce30" office:value-type="float" office:value="5" calcext:value-type="float">
            <text:p>5</text:p>
          </table:table-cell>
          <table:table-cell table:style-name="ce34" office:value-type="string" calcext:value-type="string">
            <text:p>convert to in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elem_school_rating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middle_school_name</text:p>
          </table:table-cell>
          <table:table-cell table:style-name="ce26" office:value-type="string" calcext:value-type="string">
            <text:p>N/A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middle_school_nam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middle_school_grades</text:p>
          </table:table-cell>
          <table:table-cell table:style-name="ce26" office:value-type="string" calcext:value-type="string">
            <text:p>N/A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middle_school_grade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middle_school_rating</text:p>
          </table:table-cell>
          <table:table-cell table:style-name="ce30" office:value-type="string" calcext:value-type="string">
            <text:p>N/A</text:p>
          </table:table-cell>
          <table:table-cell table:style-name="ce34" office:value-type="string" calcext:value-type="string">
            <text:p>convert to in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middle_school_rating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high_school_name</text:p>
          </table:table-cell>
          <table:table-cell table:style-name="ce26" office:value-type="string" calcext:value-type="string">
            <text:p>N/A</text:p>
          </table:table-cell>
          <table:table-cell table:style-name="ce18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high_school_nam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high_school_grades</text:p>
          </table:table-cell>
          <table:table-cell table:style-name="ce26" office:value-type="string" calcext:value-type="string">
            <text:p>N/A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high_school_grade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high_school_rating</text:p>
          </table:table-cell>
          <table:table-cell table:style-name="ce30" office:value-type="string" calcext:value-type="string">
            <text:p>N/A</text:p>
          </table:table-cell>
          <table:table-cell table:style-name="ce34" office:value-type="string" calcext:value-type="string">
            <text:p>convert to in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high_school_rating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Baths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string" calcext:value-type="string">
            <text:p>remove</text:p>
          </table:table-cell>
          <table:table-cell table:style-name="ce8" office:value-type="string" calcext:value-type="string">
            <text:p>duplicate</text:p>
          </table:table-cell>
          <table:table-cell office:value-type="string" calcext:value-type="string">
            <text:p>Bed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Sq. Ft.</text:p>
          </table:table-cell>
          <table:table-cell table:style-name="ce15" office:value-type="float" office:value="1195" calcext:value-type="float">
            <text:p>1195</text:p>
          </table:table-cell>
          <table:table-cell table:style-name="ce8" office:value-type="string" calcext:value-type="string">
            <text:p>convert to floa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Bath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Stories</text:p>
          </table:table-cell>
          <table:table-cell table:style-name="ce30" office:value-type="float" office:value="1" calcext:value-type="float">
            <text:p>1</text:p>
          </table:table-cell>
          <table:table-cell table:style-name="ce34" office:value-type="string" calcext:value-type="string">
            <text:p>convert to floa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Sq.</text:p>
          </table:table-cell>
          <table:table-cell table:style-name="ce23" office:value-type="string" calcext:value-type="string">
            <text:p>Ft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Lot Size</text:p>
          </table:table-cell>
          <table:table-cell table:style-name="ce15" office:value-type="string" calcext:value-type="string">
            <text:p>0.42 Acres</text:p>
          </table:table-cell>
          <table:table-cell table:style-name="ce8" office:value-type="string" calcext:value-type="string">
            <text:p>convert to float then sqf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Stories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Style</text:p>
          </table:table-cell>
          <table:table-cell table:style-name="ce15" office:value-type="string" calcext:value-type="string">
            <text:p>Single Family Residential</text:p>
          </table:table-cell>
          <table:table-cell table:style-name="ce8" office:value-type="string" calcext:value-type="string">
            <text:p>good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Lot</text:p>
          </table:table-cell>
          <table:table-cell table:style-name="ce23" office:value-type="string" calcext:value-type="string">
            <text:p>Siz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Year Built</text:p>
          </table:table-cell>
          <table:table-cell table:style-name="ce15" office:value-type="float" office:value="1880" calcext:value-type="float">
            <text:p>1880</text:p>
          </table:table-cell>
          <table:table-cell table:style-name="ce8" office:value-type="string" calcext:value-type="string">
            <text:p>convert to in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Style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Year Renovated</text:p>
          </table:table-cell>
          <table:table-cell table:style-name="ce30" office:value-type="float" office:value="2005" calcext:value-type="float">
            <text:p>2005</text:p>
          </table:table-cell>
          <table:table-cell table:style-name="ce34" office:value-type="string" calcext:value-type="string">
            <text:p>convert to in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Year</text:p>
          </table:table-cell>
          <table:table-cell table:style-name="ce23" office:value-type="string" calcext:value-type="string">
            <text:p>Buil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County</text:p>
          </table:table-cell>
          <table:table-cell table:style-name="ce26" office:value-type="string" calcext:value-type="string">
            <text:p>Forsyth County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Year</text:p>
          </table:table-cell>
          <table:table-cell table:style-name="ce23" office:value-type="string" calcext:value-type="string">
            <text:p>Renov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APN</text:p>
          </table:table-cell>
          <table:table-cell table:style-name="ce26" office:value-type="float" office:value="6886120098" calcext:value-type="float">
            <text:p>6886120098</text:p>
          </table:table-cell>
          <table:table-cell table:style-name="ce33" office:value-type="string" calcext:value-type="string">
            <text:p>good</text:p>
          </table:table-cell>
          <table:table-cell table:style-name="ce33" office:value-type="string" calcext:value-type="string">
            <text:p>Display only</text:p>
          </table:table-cell>
          <table:table-cell office:value-type="string" calcext:value-type="string">
            <text:p>County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# of Bathrooms (Full)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string" calcext:value-type="string">
            <text:p>convert to floa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APN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# of Bathrooms (Full) Main Level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string" calcext:value-type="string">
            <text:p>convert to floa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#</text:p>
          </table:table-cell>
          <table:table-cell table:style-name="ce23" office:value-type="string" calcext:value-type="string">
            <text:p>of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(Full):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# of Bathrooms (Total)</text:p>
          </table:table-cell>
          <table:table-cell table:style-name="ce15" office:value-type="float" office:value="1" calcext:value-type="float">
            <text:p>1</text:p>
          </table:table-cell>
          <table:table-cell table:style-name="ce4" office:value-type="string" calcext:value-type="string">
            <text:p>convert to floa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#</text:p>
          </table:table-cell>
          <table:table-cell table:style-name="ce23" office:value-type="string" calcext:value-type="string">
            <text:p>of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(Full)</text:p>
          </table:table-cell>
          <table:table-cell table:style-name="ce7" office:value-type="string" calcext:value-type="string">
            <text:p>Main</text:p>
          </table:table-cell>
          <table:table-cell office:value-type="string" calcext:value-type="string">
            <text:p>Level: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on-null</text:p>
          </table:table-cell>
          <table:table-cell table:style-name="Default" office:value-type="string" calcext:value-type="string">
            <text:p>object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Appliances</text:p>
          </table:table-cell>
          <table:table-cell table:style-name="ce30" office:value-type="string" calcext:value-type="string">
            <text:p>Slide-In Oven/Range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#</text:p>
          </table:table-cell>
          <table:table-cell table:style-name="ce23" office:value-type="string" calcext:value-type="string">
            <text:p>of</text:p>
          </table:table-cell>
          <table:table-cell office:value-type="string" calcext:value-type="string">
            <text:p>Bathrooms</text:p>
          </table:table-cell>
          <table:table-cell office:value-type="string" calcext:value-type="string">
            <text:p>(Total):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Interior Features</text:p>
          </table:table-cell>
          <table:table-cell table:style-name="ce30" office:value-type="string" calcext:value-type="string">
            <text:p>Ceiling Fan(s), Dryer Connection, Laundry Room (Main Level), Washer Connection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Appliances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Flooring</text:p>
          </table:table-cell>
          <table:table-cell table:style-name="ce30" office:value-type="string" calcext:value-type="string">
            <text:p>Laminate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Interior</text:p>
          </table:table-cell>
          <table:table-cell table:style-name="ce23" office:value-type="string" calcext:value-type="string">
            <text:p>Featur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Heated Finished Sq. Ft. Range (Total)</text:p>
          </table:table-cell>
          <table:table-cell table:style-name="ce31" office:value-type="string" calcext:value-type="string">
            <text:p>800 - 1,000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Flooring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Heated Finished Sq. Ft. Range (Main Level)</text:p>
          </table:table-cell>
          <table:table-cell table:style-name="ce31" office:value-type="string" calcext:value-type="string">
            <text:p>800 - 1,000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Heated</text:p>
          </table:table-cell>
          <table:table-cell table:style-name="ce23" office:value-type="string" calcext:value-type="string">
            <text:p>Finished</text:p>
          </table:table-cell>
          <table:table-cell office:value-type="string" calcext:value-type="string">
            <text:p>Sq.</text:p>
          </table:table-cell>
          <table:table-cell office:value-type="string" calcext:value-type="string">
            <text:p>Ft.</text:p>
          </table:table-cell>
          <table:table-cell table:style-name="ce7" office:value-type="string" calcext:value-type="string">
            <text:p>Range</text:p>
          </table:table-cell>
          <table:table-cell office:value-type="string" calcext:value-type="string">
            <text:p>(Total):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non-null</text:p>
          </table:table-cell>
          <table:table-cell table:style-name="Default" office:value-type="string" calcext:value-type="string">
            <text:p>object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Type</text:p>
          </table:table-cell>
          <table:table-cell table:style-name="ce31" office:value-type="string" calcext:value-type="string">
            <text:p>Entry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Heated</text:p>
          </table:table-cell>
          <table:table-cell table:style-name="ce23" office:value-type="string" calcext:value-type="string">
            <text:p>Finished</text:p>
          </table:table-cell>
          <table:table-cell office:value-type="string" calcext:value-type="string">
            <text:p>Sq.</text:p>
          </table:table-cell>
          <table:table-cell office:value-type="string" calcext:value-type="string">
            <text:p>Ft.</text:p>
          </table:table-cell>
          <table:table-cell table:style-name="ce7" office:value-type="string" calcext:value-type="string">
            <text:p>Range</text:p>
          </table:table-cell>
          <table:table-cell office:value-type="string" calcext:value-type="string">
            <text:p>(Main</text:p>
          </table:table-cell>
          <table:table-cell office:value-type="string" calcext:value-type="string">
            <text:p>Level):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non-null</text:p>
          </table:table-cell>
          <table:table-cell table:style-name="Default" office:value-type="string" calcext:value-type="string">
            <text:p>object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Level</text:p>
          </table:table-cell>
          <table:table-cell table:style-name="ce31" office:value-type="string" calcext:value-type="string">
            <text:p>Main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Type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Dimensions</text:p>
          </table:table-cell>
          <table:table-cell table:style-name="ce31" office:value-type="string" calcext:value-type="string">
            <text:p>5ft 10in x 15ft 6in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Level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Parking</text:p>
          </table:table-cell>
          <table:table-cell table:style-name="ce30" office:value-type="string" calcext:value-type="string">
            <text:p>Driveway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Dimensions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Exterior Finish</text:p>
          </table:table-cell>
          <table:table-cell table:style-name="ce30" office:value-type="string" calcext:value-type="string">
            <text:p>Vinyl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Parking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Exterior Features</text:p>
          </table:table-cell>
          <table:table-cell table:style-name="ce30" office:value-type="string" calcext:value-type="string">
            <text:p>Covered Porch, Porch, Storage Building(s)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Exterior</text:p>
          </table:table-cell>
          <table:table-cell table:style-name="ce23" office:value-type="string" calcext:value-type="string">
            <text:p>Finish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" office:value-type="string" calcext:value-type="string">
            <text:p>&lt;span&gt;Has Porch&lt;/span&gt;</text:p>
          </table:table-cell>
          <table:table-cell table:style-name="ce27" office:value-type="string" calcext:value-type="string">
            <text:p>Has Porch</text:p>
          </table:table-cell>
          <table:table-cell table:style-name="ce10" office:value-type="string" calcext:value-type="string">
            <text:p>remove span and get feat?</text:p>
          </table:table-cell>
          <table:table-cell table:style-name="ce10" office:value-type="string" calcext:value-type="string">
            <text:p>?</text:p>
          </table:table-cell>
          <table:table-cell office:value-type="string" calcext:value-type="string">
            <text:p>Exterior</text:p>
          </table:table-cell>
          <table:table-cell table:style-name="ce23" office:value-type="string" calcext:value-type="string">
            <text:p>Feature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Cooling</text:p>
          </table:table-cell>
          <table:table-cell table:style-name="ce30" office:value-type="string" calcext:value-type="string">
            <text:p>Heat Pump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&lt;span&gt;Has</text:p>
          </table:table-cell>
          <table:table-cell table:style-name="ce23" office:value-type="string" calcext:value-type="string">
            <text:p>Porch&lt;/span&gt;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Heating</text:p>
          </table:table-cell>
          <table:table-cell table:style-name="ce30" office:value-type="string" calcext:value-type="string">
            <text:p>Heat Pump</text:p>
          </table:table-cell>
          <table:table-cell table:style-name="ce20" office:value-type="string" calcext:value-type="string">
            <text:p>split and get feats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Cooling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Heating Fuel</text:p>
          </table:table-cell>
          <table:table-cell table:style-name="ce31" office:value-type="string" calcext:value-type="string">
            <text:p>Electric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Heating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Sewer</text:p>
          </table:table-cell>
          <table:table-cell table:style-name="ce31" office:value-type="string" calcext:value-type="string">
            <text:p>Public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Heating</text:p>
          </table:table-cell>
          <table:table-cell table:style-name="ce23" office:value-type="string" calcext:value-type="string">
            <text:p>Fuel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Water</text:p>
          </table:table-cell>
          <table:table-cell table:style-name="ce31" office:value-type="string" calcext:value-type="string">
            <text:p>Public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Sewer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Water Heater</text:p>
          </table:table-cell>
          <table:table-cell table:style-name="ce31" office:value-type="string" calcext:value-type="string">
            <text:p>Electric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Water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Directions</text:p>
          </table:table-cell>
          <table:table-cell table:style-name="ce31" office:value-type="string" calcext:value-type="string">
            <text:p>Main St. Kernersville to Pineview Dr. <text:s/>Property on Right</text:p>
          </table:table-cell>
          <table:table-cell table:style-name="ce6" office:value-type="string" calcext:value-type="string">
            <text:p>meh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Water</text:p>
          </table:table-cell>
          <table:table-cell table:style-name="ce23" office:value-type="string" calcext:value-type="string">
            <text:p>Heat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Lot Dimensions</text:p>
          </table:table-cell>
          <table:table-cell table:style-name="ce15" office:value-type="float" office:value="0.42" calcext:value-type="float">
            <text:p>0.42</text:p>
          </table:table-cell>
          <table:table-cell table:style-name="ce4" office:value-type="string" calcext:value-type="string">
            <text:p>convert to float then sqf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Directions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Property Type</text:p>
          </table:table-cell>
          <table:table-cell table:style-name="ce31" office:value-type="string" calcext:value-type="string">
            <text:p>Residential</text:p>
          </table:table-cell>
          <table:table-cell table:style-name="ce6" office:value-type="string" calcext:value-type="string">
            <text:p>delete</text:p>
          </table:table-cell>
          <table:table-cell table:style-name="ce5" office:value-type="string" calcext:value-type="string">
            <text:p>delete</text:p>
          </table:table-cell>
          <table:table-cell office:value-type="string" calcext:value-type="string">
            <text:p>Lot</text:p>
          </table:table-cell>
          <table:table-cell table:style-name="ce23" office:value-type="string" calcext:value-type="string">
            <text:p>Dimensions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Property Sub Type</text:p>
          </table:table-cell>
          <table:table-cell table:style-name="ce31" office:value-type="string" calcext:value-type="string">
            <text:p>Stick/Site Built</text:p>
          </table:table-cell>
          <table:table-cell table:style-name="ce6" office:value-type="string" calcext:value-type="string">
            <text:p>feat?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Property</text:p>
          </table:table-cell>
          <table:table-cell table:style-name="ce23" office:value-type="string" calcext:value-type="string">
            <text:p>Typ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Built Information</text:p>
          </table:table-cell>
          <table:table-cell table:style-name="ce31" office:value-type="string" calcext:value-type="string">
            <text:p>Existing</text:p>
          </table:table-cell>
          <table:table-cell table:style-name="ce6" office:value-type="string" calcext:value-type="string">
            <text:p>feat?</text:p>
          </table:table-cell>
          <table:table-cell table:style-name="ce5" office:value-type="string" calcext:value-type="string">
            <text:p>?</text:p>
          </table:table-cell>
          <table:table-cell office:value-type="string" calcext:value-type="string">
            <text:p>Property</text:p>
          </table:table-cell>
          <table:table-cell table:style-name="ce23" office:value-type="string" calcext:value-type="string">
            <text:p>Sub</text:p>
          </table:table-cell>
          <table:table-cell office:value-type="string" calcext:value-type="string">
            <text:p>Type: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20" office:value-type="string" calcext:value-type="string">
            <text:p>Story Number</text:p>
          </table:table-cell>
          <table:table-cell table:style-name="ce30" office:value-type="float" office:value="1" calcext:value-type="float">
            <text:p>1</text:p>
          </table:table-cell>
          <table:table-cell table:style-name="ce20" office:value-type="string" calcext:value-type="string">
            <text:p>feat</text:p>
          </table:table-cell>
          <table:table-cell table:style-name="ce34" office:value-type="string" calcext:value-type="string">
            <text:p>scrub feat</text:p>
          </table:table-cell>
          <table:table-cell office:value-type="string" calcext:value-type="string">
            <text:p>Built</text:p>
          </table:table-cell>
          <table:table-cell table:style-name="ce23" office:value-type="string" calcext:value-type="string">
            <text:p>Information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Year Built</text:p>
          </table:table-cell>
          <table:table-cell table:style-name="ce15" office:value-type="float" office:value="1880" calcext:value-type="float">
            <text:p>1880</text:p>
          </table:table-cell>
          <table:table-cell table:style-name="ce4" office:value-type="string" calcext:value-type="string">
            <text:p>convert to in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Story</text:p>
          </table:table-cell>
          <table:table-cell table:style-name="ce23" office:value-type="string" calcext:value-type="string">
            <text:p>Number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Subdivision Name</text:p>
          </table:table-cell>
          <table:table-cell table:style-name="ce31" office:value-type="string" calcext:value-type="string">
            <text:p>None</text:p>
          </table:table-cell>
          <table:table-cell table:style-name="ce6" office:value-type="string" calcext:value-type="string">
            <text:p>delete</text:p>
          </table:table-cell>
          <table:table-cell table:style-name="ce5" office:value-type="string" calcext:value-type="string">
            <text:p>delete</text:p>
          </table:table-cell>
          <table:table-cell office:value-type="string" calcext:value-type="string">
            <text:p>Year</text:p>
          </table:table-cell>
          <table:table-cell table:style-name="ce23" office:value-type="string" calcext:value-type="string">
            <text:p>Built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Acres</text:p>
          </table:table-cell>
          <table:table-cell table:style-name="ce15" office:value-type="float" office:value="0.42" calcext:value-type="float">
            <text:p>0.42</text:p>
          </table:table-cell>
          <table:table-cell table:style-name="ce4" office:value-type="string" calcext:value-type="string">
            <text:p>convert to float then sqft</text:p>
          </table:table-cell>
          <table:table-cell table:style-name="ce8" office:value-type="string" calcext:value-type="string">
            <text:p>primary search feat</text:p>
          </table:table-cell>
          <table:table-cell office:value-type="string" calcext:value-type="string">
            <text:p>Subdivision</text:p>
          </table:table-cell>
          <table:table-cell table:style-name="ce23" office:value-type="string" calcext:value-type="string">
            <text:p>Nam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table:style-name="ce7" office:value-type="string" calcext:value-type="string">
            <text:p>object</text:p>
          </table:table-cell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style-name="ce6" office:value-type="string" calcext:value-type="string">
            <text:p>Acres Range</text:p>
          </table:table-cell>
          <table:table-cell table:style-name="ce31" office:value-type="string" calcext:value-type="string">
            <text:p>0 - 0</text:p>
          </table:table-cell>
          <table:table-cell table:style-name="ce6" office:value-type="string" calcext:value-type="string">
            <text:p>delete</text:p>
          </table:table-cell>
          <table:table-cell table:style-name="ce5" office:value-type="string" calcext:value-type="string">
            <text:p>delete</text:p>
          </table:table-cell>
          <table:table-cell office:value-type="string" calcext:value-type="string">
            <text:p>Acres:</text:p>
          </table:table-cell>
          <table:table-cell table:style-name="ce23"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style-name="ce7"/>
          <table:table-cell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table:number-columns-repeated="8"/>
          <table:table-cell office:value-type="string" calcext:value-type="string">
            <text:p>Acres</text:p>
          </table:table-cell>
          <table:table-cell office:value-type="string" calcext:value-type="string">
            <text:p>Range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-null</text:p>
          </table:table-cell>
          <table:table-cell office:value-type="string" calcext:value-type="string">
            <text:p>object</text:p>
          </table:table-cell>
          <table:table-cell table:number-columns-repeated="1010"/>
        </table:table-row>
        <table:table-row table:style-name="ro1" table:number-rows-repeated="104836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4">00/00/0000</text:date>, <text:time style:data-style-name="N2" text:time-value="15:17:54.3956325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5:17:56.998044777</meta:creation-date>
    <meta:editing-duration>PT1H19M58S</meta:editing-duration>
    <meta:editing-cycles>2</meta:editing-cycles>
    <meta:generator>LibreOffice/6.0.6.2$Linux_X86_64 LibreOffice_project/00m0$Build-2</meta:generator>
    <dc:date>2018-10-04T15:44:02.450167746</dc:date>
    <meta:document-statistic meta:table-count="1" meta:cell-count="1403" meta:object-count="0"/>
  </office:meta>
</office:document-meta>
</file>